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" svg:font-family="'Noto Sans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co11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1.57mm" fo:break-before="auto" style:use-optimal-row-height="true"/>
    </style:style>
    <style:style style:name="ro15" style:family="table-row">
      <style:table-row-properties style:row-height="25.35mm" fo:break-before="auto" style:use-optimal-row-height="true"/>
    </style:style>
    <style:style style:name="ro16" style:family="table-row">
      <style:table-row-properties style:row-height="4.62mm" fo:break-before="auto" style:use-optimal-row-height="true"/>
    </style:style>
    <style:style style:name="ro17" style:family="table-row">
      <style:table-row-properties style:row-height="32.19mm" fo:break-before="auto" style:use-optimal-row-height="false"/>
    </style:style>
    <style:style style:name="ro18" style:family="table-row">
      <style:table-row-properties style:row-height="15.26mm" fo:break-before="auto" style:use-optimal-row-height="true"/>
    </style:style>
    <style:style style:name="ro19" style:family="table-row">
      <style:table-row-properties style:row-height="63.27mm" fo:break-before="auto" style:use-optimal-row-height="true"/>
    </style:style>
    <style:style style:name="ro20" style:family="table-row">
      <style:table-row-properties style:row-height="35.72mm" fo:break-before="auto" style:use-optimal-row-height="true"/>
    </style:style>
    <style:style style:name="ro21" style:family="table-row">
      <style:table-row-properties style:row-height="44.75mm" fo:break-before="auto" style:use-optimal-row-height="true"/>
    </style:style>
    <style:style style:name="ro22" style:family="table-row">
      <style:table-row-properties style:row-height="41.22mm" fo:break-before="auto" style:use-optimal-row-height="true"/>
    </style:style>
    <style:style style:name="ro23" style:family="table-row">
      <style:table-row-properties style:row-height="59.5mm" fo:break-before="auto" style:use-optimal-row-height="true"/>
    </style:style>
    <style:style style:name="ro24" style:family="table-row">
      <style:table-row-properties style:row-height="33.69mm" fo:break-before="auto" style:use-optimal-row-height="true"/>
    </style:style>
    <style:style style:name="ro25" style:family="table-row">
      <style:table-row-properties style:row-height="41.06mm" fo:break-before="auto" style:use-optimal-row-height="true"/>
    </style:style>
    <style:style style:name="ro26" style:family="table-row">
      <style:table-row-properties style:row-height="18.94mm" fo:break-before="auto" style:use-optimal-row-height="true"/>
    </style:style>
    <style:style style:name="ro27" style:family="table-row">
      <style:table-row-properties style:row-height="22.63mm" fo:break-before="auto" style:use-optimal-row-height="true"/>
    </style:style>
    <style:style style:name="ro28" style:family="table-row">
      <style:table-row-properties style:row-height="37.38mm" fo:break-before="auto" style:use-optimal-row-height="true"/>
    </style:style>
    <style:style style:name="ro29" style:family="table-row">
      <style:table-row-properties style:row-height="26.32mm" fo:break-before="auto" style:use-optimal-row-height="true"/>
    </style:style>
    <style:style style:name="ro30" style:family="table-row">
      <style:table-row-properties style:row-height="3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27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line-through-style="solid" style:text-line-through-type="single" fo:font-size="9pt" style:font-size-asian="9pt" style:font-size-complex="9pt"/>
    </style:style>
    <style:style style:name="ce229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31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32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3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34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19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line-through-style="solid" style:text-line-through-type="single" fo:font-size="9pt" style:font-size-asian="9pt" style:font-size-complex="9pt"/>
    </style:style>
    <style:style style:name="ce22" style:family="table-cell" style:parent-style-name="Default">
      <style:text-properties style:use-window-font-color="true" style:font-name="Roboto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Roboto" fo:font-size="9pt" style:font-size-asian="9pt" style:font-size-complex="9pt"/>
    </style:style>
    <style:style style:name="ce24" style:family="table-cell" style:parent-style-name="Default">
      <style:text-properties style:use-window-font-color="true" style:font-name="Roboto" fo:font-size="9pt" style:font-name-asian="Noto Sans" style:font-size-asian="5.09999990463257pt" style:font-name-complex="Noto Sans" style:font-size-complex="5.09999990463257pt"/>
    </style:style>
    <style:style style:name="ce238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239" style:family="table-cell" style:parent-style-name="Default">
      <style:table-cell-properties fo:wrap-option="wrap" fo:border="0.06pt solid #000000"/>
      <style:text-properties style:text-line-through-style="solid" style:text-line-through-type="single" fo:font-size="9pt" style:font-size-asian="9pt" style:font-size-complex="9pt"/>
    </style:style>
    <style:style style:name="ce24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241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242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Roboto" fo:font-size="9pt" style:font-size-asian="9pt" style:font-size-complex="9pt"/>
    </style:style>
    <style:style style:name="ce243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244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245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46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248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38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2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41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250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57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58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0" style:family="table-cell" style:parent-style-name="Default" style:data-style-name="N0">
      <style:text-properties fo:font-size="9pt" style:font-size-asian="9pt" style:font-size-complex="9pt"/>
    </style:style>
    <style:style style:name="ce26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26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26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264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26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26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27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273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65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277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79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280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285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ce286" style:family="table-cell" style:parent-style-name="Default">
      <style:table-cell-properties fo:background-color="#ffdaa2" fo:wrap-option="wrap" fo:border="0.06pt solid #000000"/>
      <style:text-properties fo:font-size="9pt" style:font-size-asian="9pt" style:font-size-complex="9pt"/>
    </style:style>
    <style:style style:name="ce287" style:family="table-cell" style:parent-style-name="Default">
      <style:table-cell-properties fo:background-color="#5e8ac7" fo:wrap-option="wrap" fo:border="0.06pt solid #000000"/>
      <style:text-properties fo:font-size="9pt" style:font-size-asian="9pt" style:font-size-complex="9pt"/>
    </style:style>
    <style:style style:name="ce288" style:family="table-cell" style:parent-style-name="Default">
      <style:table-cell-properties fo:background-color="#f9a870" fo:wrap-option="wrap" fo:border="0.06pt solid #000000"/>
      <style:text-properties fo:font-size="9pt" style:font-size-asian="9pt" style:font-size-complex="9pt"/>
    </style:style>
    <style:style style:name="ce289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90" style:family="table-cell" style:parent-style-name="Default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91" style:family="table-cell" style:parent-style-name="Default">
      <style:table-cell-properties fo:background-color="#f9a87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00a65d" fo:wrap-option="wrap" fo:border="0.06pt solid #000000"/>
      <style:text-properties fo:font-size="9pt" style:font-size-asian="9pt" style:font-size-complex="9pt"/>
    </style:style>
    <style:style style:name="ce83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295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29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6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298" style:family="table-cell" style:parent-style-name="Default">
      <style:table-cell-properties fo:background-color="#f5822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299" style:family="table-cell" style:parent-style-name="Default">
      <style:table-cell-properties fo:background-color="#f58220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01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294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30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297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0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300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04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306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07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f58220" fo:wrap-option="wrap" fo:border="0.06pt solid #000000"/>
      <style:text-properties fo:font-size="9pt" style:font-size-asian="9pt" style:font-size-complex="9pt"/>
    </style:style>
    <style:style style:name="ce309" style:family="table-cell" style:parent-style-name="Default">
      <style:table-cell-properties fo:background-color="#f58220" fo:wrap-option="wrap" fo:border="0.06pt solid #000000"/>
      <style:text-properties style:use-window-font-color="true" fo:font-size="9pt" style:font-size-asian="9pt" style:font-size-complex="9pt"/>
    </style:style>
    <style:style style:name="ce310" style:family="table-cell" style:parent-style-name="Default">
      <style:table-cell-properties fo:background-color="#f58220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11" style:family="table-cell" style:parent-style-name="Default">
      <style:table-cell-properties fo:background-color="#e0efd4" fo:wrap-option="wrap" fo:border="0.06pt solid #000000"/>
      <style:text-properties fo:font-size="9pt" style:font-size-asian="9pt" style:font-size-complex="9pt"/>
    </style:style>
    <style:style style:name="ce312" style:family="table-cell" style:parent-style-name="Default">
      <style:table-cell-properties fo:background-color="#e0efd4" fo:wrap-option="wrap" fo:border="0.06pt solid #000000"/>
      <style:text-properties style:use-window-font-color="true" fo:font-size="9pt" style:font-size-asian="9pt" style:font-size-complex="9pt"/>
    </style:style>
    <style:style style:name="ce313" style:family="table-cell" style:parent-style-name="Default">
      <style:table-cell-properties fo:background-color="#ffdaa2" fo:wrap-option="wrap" fo:border="0.06pt solid #000000"/>
      <style:text-properties fo:color="#000000" fo:font-size="9pt" style:font-size-asian="9pt" style:font-size-complex="9pt"/>
    </style:style>
    <style:style style:name="ce314" style:family="table-cell" style:parent-style-name="Default">
      <style:table-cell-properties fo:background-color="#e0efd4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315" style:family="table-cell" style:parent-style-name="Default">
      <style:table-cell-properties fo:background-color="transparent" fo:wrap-option="wrap" fo:border="0.06pt solid #000000"/>
      <style:text-properties fo:color="#ffffff" fo:font-size="9pt" style:font-size-asian="9pt" style:font-size-complex="9pt"/>
    </style:style>
    <style:style style:name="ce316" style:family="table-cell" style:parent-style-name="Default" style:data-style-name="N0">
      <style:table-cell-properties fo:background-color="#faa61a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ackground-color="#f58220"/>
      <style:text-properties fo:font-size="9pt" style:font-size-asian="9pt" style:font-size-complex="9pt"/>
    </style:style>
    <style:style style:name="ce318" style:family="table-cell" style:parent-style-name="Default">
      <style:table-cell-properties fo:background-color="#ffdaa2"/>
      <style:text-properties fo:font-size="9pt" style:font-size-asian="9pt" style:font-size-complex="9pt"/>
    </style:style>
    <style:style style:name="ce319" style:family="table-cell" style:parent-style-name="Default">
      <style:table-cell-properties fo:background-color="#ffdaa2"/>
      <style:text-properties fo:color="#000000" fo:font-size="9pt" style:font-size-asian="9pt" style:font-size-complex="9pt"/>
    </style:style>
    <style:style style:name="ce320" style:family="table-cell" style:parent-style-name="Default">
      <style:table-cell-properties fo:background-color="#f58220"/>
      <style:text-properties fo:font-size="9pt" style:font-size-asian="9pt" style:font-size-complex="9pt"/>
    </style:style>
    <style:style style:name="ce321" style:family="table-cell" style:parent-style-name="Default">
      <style:table-cell-properties fo:background-color="#f58220"/>
      <style:text-properties style:use-window-font-color="true" fo:font-size="9pt" style:font-size-asian="9pt" style:font-size-complex="9pt"/>
    </style:style>
    <style:style style:name="ce322" style:family="table-cell" style:parent-style-name="Default">
      <style:table-cell-properties fo:background-color="#e0efd4"/>
      <style:text-properties fo:font-size="9pt" style:font-size-asian="9pt" style:font-size-complex="9pt"/>
    </style:style>
    <style:style style:name="ce323" style:family="table-cell" style:parent-style-name="Default">
      <style:table-cell-properties fo:background-color="#e0efd4"/>
      <style:text-properties style:use-window-font-color="true" fo:font-size="9pt" style:font-size-asian="9pt" style:font-size-complex="9pt"/>
    </style:style>
    <style:style style:name="ce324" style:family="table-cell" style:parent-style-name="Default">
      <style:table-cell-properties fo:background-color="#f9a870" fo:wrap-option="wrap" fo:border="0.06pt solid #000000"/>
      <style:text-properties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0">
      <style:text-properties style:font-name="Noto Sans" fo:font-size="10pt" style:font-name-asian="Noto Sans" style:font-size-asian="10pt" style:font-name-complex="Noto Sans" style:font-size-complex="10pt"/>
    </style:style>
    <style:style style:name="ce327" style:family="table-cell" style:parent-style-name="Default" style:data-style-name="N0">
      <style:table-cell-properties fo:background-color="#ef413d"/>
      <style:text-properties style:use-window-font-color="true" style:font-name="Noto Sans" fo:font-size="10pt" style:font-name-asian="Noto Sans" style:font-size-asian="10pt" style:font-name-complex="Noto Sans" style:font-size-complex="10pt"/>
    </style:style>
    <style:style style:name="ce328" style:family="table-cell" style:parent-style-name="Default" style:data-style-name="N99"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5" style:family="text">
      <style:text-properties fo:font-weight="bold" style:font-style-complex="normal" fo:color="#000080" style:font-style-asian="normal" fo:font-size="9pt" style:font-weight-complex="bold" style:font-weight-asian="bold" style:font-size-complex="9pt" style:font-name-complex="DejaVu Sans Mono" style:font-name-asian="DejaVu Sans Mono" style:font-size-asian="9pt" fo:font-style="normal"/>
    </style:style>
    <style:style style:name="T6" style:family="text">
      <style:text-properties style:font-style-complex="normal" style:font-style-asian="normal" fo:font-size="9pt" style:font-size-complex="9pt" style:font-name-complex="DejaVu Sans Mono" style:font-name-asian="DejaVu Sans Mono" style:font-size-asian="9pt" fo:font-style="normal" fo:color="#000000" style:font-weight-complex="normal" fo:font-weight="normal" style:font-weight-asian="normal"/>
    </style:style>
    <style:style style:name="T7" style:family="text">
      <style:text-properties fo:font-size="9pt" style:font-size-complex="9pt" style:font-name-complex="DejaVu Sans Mono" style:font-name-asian="DejaVu Sans Mono" style:font-size-asian="9pt" style:font-weight-complex="normal" fo:font-weight="normal" style:font-weight-asian="normal" style:font-style-complex="italic" fo:font-style="italic" style:font-style-asian="italic" fo:color="#000080"/>
    </style:style>
    <style:style style:name="T8" style:family="text">
      <style:text-properties fo:font-size="9pt" style:font-size-complex="9pt" style:font-name-complex="DejaVu Sans Mono" style:font-name-asian="DejaVu Sans Mono" style:font-size-asian="9pt" style:font-weight-complex="normal" fo:font-weight="normal" style:font-weight-asian="normal" style:font-style-asian="normal" fo:font-style="normal" fo:color="#000000" style:font-style-complex="normal"/>
    </style:style>
    <style:style style:name="T9" style:family="text">
      <style:text-properties fo:font-size="9pt" style:font-size-complex="9pt" style:font-name-complex="DejaVu Sans Mono" style:font-name-asian="DejaVu Sans Mono" style:font-size-asian="9pt" style:font-style-asian="normal" fo:font-style="normal" style:font-style-complex="normal" fo:color="#000080" fo:font-weight="bold" style:font-weight-complex="bold" style:font-weight-asian="bold"/>
    </style:style>
    <style:style style:name="T10" style:family="text">
      <style:text-properties fo:font-size="9pt" style:font-size-complex="9pt" style:font-name-complex="DejaVu Sans Mono" style:font-name-asian="DejaVu Sans Mono" style:font-size-asian="9pt" style:font-style-asian="normal" fo:font-style="normal" style:font-style-complex="normal" fo:color="#000000" style:font-weight-complex="normal" style:font-weight-asian="normal" fo:font-weight="normal"/>
    </style:style>
    <style:style style:name="T11" style:family="text">
      <style:text-properties fo:font-size="9pt" style:font-size-complex="9pt" style:font-name-complex="DejaVu Sans Mono" style:font-name-asian="DejaVu Sans Mono" style:font-size-asian="9pt" style:font-style-asian="normal" fo:font-style="normal" style:font-style-complex="normal" fo:color="#000080" fo:font-weight="bold" style:font-weight-asian="bold" style:font-weight-complex="bold"/>
    </style:style>
    <style:style style:name="T12" style:family="text">
      <style:text-properties fo:font-size="9pt" style:font-size-complex="9pt" style:font-name-complex="DejaVu Sans Mono" style:font-name-asian="DejaVu Sans Mono" style:font-size-asian="9pt" style:font-style-asian="normal" fo:font-style="normal" style:font-style-complex="normal" fo:color="#000000" fo:font-weight="normal" style:font-weight-asian="normal" style:font-weight-complex="normal"/>
    </style:style>
    <style:style style:name="T13" style:family="text">
      <style:text-properties style:font-name-complex="DejaVu Sans Mono" style:font-style-complex="normal" style:font-size-asian="9pt" fo:color="#000080" style:font-style-asian="normal" style:font-weight-complex="bold" style:font-weight-asian="bold" style:font-size-complex="9pt" style:font-name-asian="DejaVu Sans Mono" fo:font-style="normal" fo:font-weight="bold" fo:font-size="9pt" style:font-name="DejaVu Sans Mono"/>
    </style:style>
    <style:style style:name="T14" style:family="text">
      <style:text-properties style:font-name-complex="DejaVu Sans Mono" style:font-style-complex="normal" style:font-size-asian="9pt" style:font-style-asian="normal" style:font-size-complex="9pt" style:font-name-asian="DejaVu Sans Mono" fo:font-style="normal" fo:font-size="9pt" style:font-name="DejaVu Sans Mono" fo:font-weight="normal" style:font-weight-asian="normal" fo:color="#000000" style:font-weight-complex="normal"/>
    </style:style>
    <style:style style:name="T15" style:family="text">
      <style:text-properties style:font-name-complex="DejaVu Sans Mono" style:font-size-asian="9pt" style:font-size-complex="9pt" style:font-name-asian="DejaVu Sans Mono" fo:font-size="9pt" style:font-name="DejaVu Sans Mono" fo:font-weight="normal" style:font-weight-asian="normal" style:font-weight-complex="normal" fo:color="#000080" fo:font-style="italic" style:font-style-asian="italic" style:font-style-complex="italic"/>
    </style:style>
    <style:style style:name="T16" style:family="text">
      <style:text-properties style:font-name-complex="DejaVu Sans Mono" style:font-size-asian="9pt" style:font-size-complex="9pt" style:font-name-asian="DejaVu Sans Mono" fo:font-size="9pt" style:font-name="DejaVu Sans Mono" fo:font-weight="normal" style:font-weight-asian="normal" style:font-weight-complex="normal" style:font-style-asian="normal" style:font-style-complex="normal" fo:font-style="normal" fo:color="#000000"/>
    </style:style>
    <style:style style:name="T17" style:family="text">
      <style:text-properties style:font-name-complex="DejaVu Sans Mono" style:font-size-asian="9pt" style:font-size-complex="9pt" style:font-name-asian="DejaVu Sans Mono" fo:font-size="9pt" style:font-name="DejaVu Sans Mono" style:font-style-asian="normal" style:font-style-complex="normal" fo:font-style="normal" fo:color="#000080" fo:font-weight="bold" style:font-weight-asian="bold" style:font-weight-complex="bold"/>
    </style:style>
    <style:style style:name="T18" style:family="text">
      <style:text-properties style:font-name-complex="DejaVu Sans Mono" style:font-size-asian="9pt" style:font-size-complex="9pt" style:font-name-asian="DejaVu Sans Mono" fo:font-size="9pt" style:font-name="DejaVu Sans Mono" style:font-style-asian="normal" style:font-style-complex="normal" fo:font-style="normal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7" table:default-cell-style-name="ce229"/>
        <table:table-column table:style-name="co5" table:number-columns-repeated="1017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Muster (Name = x, pm = true/false)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3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;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covered-table-cell table:style-name="ce223"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9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;</text:p>
          </table:table-cell>
          <table:table-cell table:style-name="ce19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19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4">
          <table:covered-table-cell table:style-name="ce223"/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;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19"/>
          <table:table-cell table:style-name="ce19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SELECT TrackId, Name, GenreId from Track ORDER BY GenreId ASC;</text:p>
          </table:table-cell>
          <table:table-cell table:style-name="ce19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4" office:value-type="float" office:value="10" calcext:value-type="float">
            <text:p>10</text:p>
          </table:table-cell>
          <table:table-cell table:style-name="ce20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9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4" office:value-type="float" office:value="11" calcext:value-type="float">
            <text:p>11</text:p>
          </table:table-cell>
          <table:covered-table-cell table:style-name="ce19"/>
          <table:table-cell table:style-name="ce19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7">
          <table:covered-table-cell table:style-name="ce223"/>
          <table:table-cell table:style-name="ce18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242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20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1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9">
          <table:covered-table-cell table:style-name="ce223"/>
          <table:table-cell table:style-name="ce18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0">
          <table:covered-table-cell table:style-name="ce223"/>
          <table:table-cell table:style-name="ce18" office:value-type="float" office:value="16" calcext:value-type="float">
            <text:p>16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1">
          <table:covered-table-cell table:style-name="ce223"/>
          <table:table-cell table:style-name="ce18" office:value-type="float" office:value="17" calcext:value-type="float">
            <text:p>17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2">
          <table:covered-table-cell table:style-name="ce223"/>
          <table:table-cell table:style-name="ce18" office:value-type="float" office:value="18" calcext:value-type="float">
            <text:p>18</text:p>
          </table:table-cell>
          <table:covered-table-cell table:style-name="ce19"/>
          <table:table-cell table:style-name="ce19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;</text:p>
          </table:table-cell>
          <table:table-cell table:style-name="ce19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19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223"/>
          <table:table-cell table:style-name="ce18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4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19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19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covered-table-cell table:style-name="ce223"/>
          <table:table-cell table:style-name="ce18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26" calcext:value-type="float">
            <text:p>26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19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30" calcext:value-type="float">
            <text:p>30</text:p>
          </table:table-cell>
          <table:covered-table-cell table:style-name="ce19"/>
          <table:table-cell table:style-name="ce19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;</text:p>
            <text:p/>
          </table:table-cell>
          <table:table-cell table:style-name="ce19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;</text:p>
            <text:p/>
          </table:table-cell>
          <table:table-cell table:style-name="ce20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;</text:p>
          </table:table-cell>
          <table:covered-table-cell table:style-name="ce19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;</text:p>
          </table:table-cell>
          <table:table-cell table:style-name="ce19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;</text:p>
          </table:table-cell>
          <table:table-cell table:style-name="ce19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;</text:p>
            <text:p/>
          </table:table-cell>
          <table:table-cell table:style-name="ce19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;</text:p>
          </table:table-cell>
          <table:table-cell table:style-name="ce19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7">
          <table:covered-table-cell table:style-name="ce223"/>
          <table:table-cell table:style-name="ce18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covered-table-cell table:style-name="ce223"/>
          <table:table-cell table:style-name="ce18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;</text:p>
          </table:table-cell>
          <table:table-cell table:style-name="ce19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;</text:p>
          </table:table-cell>
          <table:table-cell table:style-name="ce19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2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9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46" calcext:value-type="float">
            <text:p>46</text:p>
          </table:table-cell>
          <table:covered-table-cell table:style-name="ce19"/>
          <table:table-cell table:style-name="ce19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covered-table-cell table:style-name="ce223"/>
          <table:table-cell table:style-name="ce18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228" office:value-type="float" office:value="48" calcext:value-type="float">
            <text:p>48</text:p>
          </table:table-cell>
          <table:table-cell table:style-name="ce237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39" office:value-type="string" calcext:value-type="string">
            <text:p>SELECT InvoiceId, CustomerId, count(CustomerId) FROM Invoice;</text:p>
          </table:table-cell>
          <table:table-cell table:style-name="ce228" office:value-type="float" office:value="0" calcext:value-type="float">
            <text:p>0</text:p>
          </table:table-cell>
          <table:table-cell table:style-name="ce18"/>
          <table:table-cell table:style-name="ce19" office:value-type="string" calcext:value-type="string">
            <text:p>aus Kompatibilitätsgründen entfernt</text:p>
          </table:table-cell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49" calcext:value-type="float">
            <text:p>49</text:p>
          </table:table-cell>
          <table:covered-table-cell table:style-name="ce19"/>
          <table:table-cell table:style-name="ce19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3">
          <table:covered-table-cell table:style-name="ce223"/>
          <table:table-cell table:style-name="ce18" office:value-type="float" office:value="50" calcext:value-type="float">
            <text:p>50</text:p>
          </table:table-cell>
          <table:table-cell table:style-name="ce2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19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6">
          <table:covered-table-cell table:style-name="ce223"/>
          <table:table-cell table:style-name="ce18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2">
          <table:covered-table-cell table:style-name="ce223"/>
          <table:table-cell table:style-name="ce18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8">
          <table:covered-table-cell table:style-name="ce223"/>
          <table:table-cell table:style-name="ce18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9">
          <table:covered-table-cell table:style-name="ce223"/>
          <table:table-cell table:style-name="ce1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8">
          <table:covered-table-cell table:style-name="ce223"/>
          <table:table-cell table:style-name="ce1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calcext:value-type="string">
            <text:p>Anmerkung Query 48:</text:p>
          </table:table-cell>
          <table:table-cell table:style-name="ce22"/>
          <table:table-cell table:style-name="ce30" table:number-columns-repeated="2"/>
          <table:table-cell table:number-columns-repeated="1018"/>
        </table:table-row>
        <table:table-row table:style-name="ro15">
          <table:table-cell table:number-columns-repeated="2"/>
          <table:table-cell table:style-name="ce23" office:value-type="string" calcext:value-type="string">
            <text:p>lösung: SELECT InvoiceId, CustomerId, count(CustomerId) FROM Invoice GROUP BY CustomerId;</text:p>
            <text:p/>
            <text:p>Bsp. kandidat: SELECT InvoiceId, CustomerId, count(CustomerId) FROM Invoice;</text:p>
            <text:p/>
            <text:p>Erwartetes Ergebnis: 0</text:p>
            <text:p><text:span text:style-name="T1">Test wurde entfernt, da nicht alle Tools/DB-Systeme die Kandidat-Query unterstützt haben, nur SQLite.                                                                                        </text:span></text:p>
          </table:table-cell>
          <table:table-cell table:style-name="ce22"/>
          <table:table-cell table:style-name="ce30" table:number-columns-repeated="2"/>
          <table:table-cell table:number-columns-repeated="1018"/>
        </table:table-row>
        <table:table-row table:style-name="ro16">
          <table:table-cell table:number-columns-repeated="2"/>
          <table:table-cell table:style-name="ce24" office:value-type="string" calcext:value-type="string">
            <text:p><text:span text:style-name="T2">Deshalb aus Gründen der Konsistenz/Kompatibilität Test 48 entfernt</text:span></text:p>
          </table:table-cell>
          <table:table-cell table:style-name="ce22"/>
          <table:table-cell table:style-name="ce30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8" table:default-cell-style-name="ce229"/>
        <table:table-column table:style-name="co5" table:number-columns-repeated="1017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testSQL, pm = fals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2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;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9" office:value-type="string" calcext:value-type="string">
            <text:p>SELECT *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;</text:p>
          </table:table-cell>
          <table:table-cell table:style-name="ce19" office:value-type="string" calcext:value-type="string">
            <text:p>SELECT TrackId FROM PlaylistTrack </text:p>
            <text:p>WHERE TrackId &lt;= 99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19" office:value-type="string" calcext:value-type="string">
            <text:p>SELECT BillingAddress,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InvoiceDate, BillingAddress, BillingCity!</text:p>
          </table:table-cell>
          <table:table-cell table:style-name="ce26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223"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;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BillingAddress, BillingCity!</text:p>
          </table:table-cell>
          <table:table-cell table:style-name="ce26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245" office:value-type="string" calcext:value-type="string">
            <text:p>column ordering</text:p>
          </table:table-cell>
          <table:table-cell table:style-name="ce245" office:value-type="float" office:value="8" calcext:value-type="float">
            <text:p>8</text:p>
          </table:table-cell>
          <table:covered-table-cell table:style-name="ce38"/>
          <table:table-cell table:style-name="ce250" office:value-type="string" calcext:value-type="string">
            <text:p>SELECT BillingCity, BillingAddress <text:s/>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250" office:value-type="string" calcext:value-type="string">
            <text:p>tatsächlich inkorrekt? Reihenfolge Columns. Mail nachfragen?</text:p>
          </table:table-cell>
          <table:table-cell table:style-name="ce260" table:formula="of:=IF(EXACT([.E17];[.F17]);0;1)" office:value-type="float" office:value="1" calcext:value-type="float">
            <text:p>1</text:p>
          </table:table-cell>
          <table:table-cell table:style-name="ce232" table:number-columns-repeated="9"/>
          <table:table-cell table:style-name="ce264"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19" office:value-type="string" calcext:value-type="string">
            <text:p>SELECT TrackId, Name, GenreId from Track ORDER BY GenreId ASC;</text:p>
          </table:table-cell>
          <table:table-cell table:style-name="ce19" office:value-type="string" calcext:value-type="string">
            <text:p>SELECT TrackId, Name, GenreId from Track ORDER BY GenreId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46"/>
          <table:table-cell table:style-name="ce248" office:value-type="float" office:value="10" calcext:value-type="float">
            <text:p>10</text:p>
          </table:table-cell>
          <table:table-cell table:style-name="ce251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40" office:value-type="string" calcext:value-type="string">
            <text:p>SELECT TrackId, Name, GenreId 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40" office:value-type="string" calcext:value-type="string">
            <text:p>order by wird nicht ausreichend behandelt!</text:p>
          </table:table-cell>
          <table:table-cell table:style-name="ce260" table:formula="of:=IF(EXACT([.E19];[.F19]);0;1)" office:value-type="float" office:value="1" calcext:value-type="float">
            <text:p>1</text:p>
          </table:table-cell>
          <table:table-cell table:style-name="ce262" table:number-columns-repeated="9"/>
          <table:table-cell table:style-name="ce265" table:number-columns-repeated="1007"/>
        </table:table-row>
        <table:table-row table:style-name="ro2">
          <table:covered-table-cell table:style-name="ce246"/>
          <table:table-cell table:style-name="ce248" office:value-type="float" office:value="11" calcext:value-type="float">
            <text:p>11</text:p>
          </table:table-cell>
          <table:covered-table-cell table:style-name="ce40"/>
          <table:table-cell table:style-name="ce40" office:value-type="string" calcext:value-type="string">
            <text:p>SELECT TrackId, Name, GenreId from Track ORDER BY GenreId ASC;</text:p>
          </table:table-cell>
          <table:table-cell table:style-name="ce255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40" office:value-type="string" calcext:value-type="string">
            <text:p>order by wird nicht ausreichend behandelt!</text:p>
          </table:table-cell>
          <table:table-cell table:style-name="ce260" table:formula="of:=IF(EXACT([.E20];[.F20]);0;1)" office:value-type="float" office:value="1" calcext:value-type="float">
            <text:p>1</text:p>
          </table:table-cell>
          <table:table-cell table:style-name="ce262" table:number-columns-repeated="9"/>
          <table:table-cell table:style-name="ce265"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223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232 row(s) to be returned, instead got 469!</text:p>
          </table:table-cell>
          <table:table-cell table:style-name="ce26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223" office:value-type="float" office:value="14" calcext:value-type="float">
            <text:p>14</text:p>
          </table:table-cell>
          <table:table-cell table:style-name="ce2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1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1 row(s) to be returned, instead got 3503!</text:p>
          </table:table-cell>
          <table:table-cell table:style-name="ce26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1 row(s) to be returned, instead got 3503!</text:p>
          </table:table-cell>
          <table:table-cell table:style-name="ce26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6" calcext:value-type="float">
            <text:p>16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7" calcext:value-type="float">
            <text:p>17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covered-table-cell table:style-name="ce223"/>
          <table:table-cell table:style-name="ce223" office:value-type="float" office:value="18" calcext:value-type="float">
            <text:p>18</text:p>
          </table:table-cell>
          <table:covered-table-cell table:style-name="ce19"/>
          <table:table-cell table:style-name="ce19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;</text:p>
          </table:table-cell>
          <table:table-cell table:style-name="ce19" office:value-type="string" calcext:value-type="string">
            <text:p>SELECT <text:s/>PlaylistId FROM Playlist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4 row(s) to be returned, instead got 8715!</text:p>
          </table:table-cell>
          <table:table-cell table:style-name="ce26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223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19" office:value-type="string" calcext:value-type="string">
            <text:p>SELECT *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keine Where-Klausel</text:p>
          </table:table-cell>
          <table:table-cell table:style-name="ce26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</text:p>
          </table:table-cell>
          <table:table-cell table:style-name="ce26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19" office:value-type="string" calcext:value-type="string">
            <text:p>SELECT Email FROM Employee</text:p>
            <text:p>WHERE City = 'Calgary'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2 row(s) to be returned, instead got 5!</text:p>
          </table:table-cell>
          <table:table-cell table:style-name="ce26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19" office:value-type="string" calcext:value-type="string">
            <text:p>SELECT LastName, FirstName, City FROM Employee</text:p>
            <text:p>WHERE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1!</text:p>
          </table:table-cell>
          <table:table-cell table:style-name="ce26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6!</text:p>
          </table:table-cell>
          <table:table-cell table:style-name="ce26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26" calcext:value-type="float">
            <text:p>26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NOT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7!</text:p>
          </table:table-cell>
          <table:table-cell table:style-name="ce26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223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19" office:value-type="string" calcext:value-type="string">
            <text:p>SELECT LastName, FirstName, City FROM Employee</text:p>
            <text:p>LIMIT 4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4!</text:p>
          </table:table-cell>
          <table:table-cell table:style-name="ce26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8!</text:p>
          </table:table-cell>
          <table:table-cell table:style-name="ce26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<text:span text:style-name="T3">zufällig gleiches Ergebnis-Set aber andere Syntax &amp; Semantik → Test für Verfahren mit pragmatischen Ansatz (result: </text:span><text:span text:style-name="T4">Expected only the following column(s) to be selected: MIN(UnitPrice)!</text:span>)</text:p>
          </table:table-cell>
          <table:table-cell table:style-name="ce26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0" calcext:value-type="float">
            <text:p>30</text:p>
          </table:table-cell>
          <table:covered-table-cell table:style-name="ce19"/>
          <table:table-cell table:style-name="ce19" office:value-type="string" calcext:value-type="string">
            <text:p>SELECT MAX(UnitPrice) FROM InvoiceLin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MIN(UnitPrice)!</text:p>
          </table:table-cell>
          <table:table-cell table:style-name="ce26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MAX(UnitPrice)!</text:p>
          </table:table-cell>
          <table:table-cell table:style-name="ce26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223" office:value-type="string" calcext:value-type="string">
            <text:p>count</text:p>
          </table:table-cell>
          <table:table-cell table:style-name="ce223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;</text:p>
            <text:p/>
          </table:table-cell>
          <table:table-cell table:style-name="ce19" office:value-type="string" calcext:value-type="string">
            <text:p>SELECT UnitPrice FROM InvoiceLine WHERE UnitPrice = 0.99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SELECT UnitPrice FROM InvoiceLine WHERE UnitPrice = 0.99;</text:p>
          </table:table-cell>
          <table:table-cell table:style-name="ce26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avg</text:p>
          </table:table-cell>
          <table:table-cell table:style-name="ce223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;</text:p>
            <text:p/>
          </table:table-cell>
          <table:table-cell table:style-name="ce20" office:value-type="string" calcext:value-type="string" table:number-columns-spanned="1" table:number-rows-spanned="2">
            <text:p>SELECT Total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 row(s) to be returned, instead got 412!</text:p>
          </table:table-cell>
          <table:table-cell table:style-name="ce26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sum</text:p>
          </table:table-cell>
          <table:table-cell table:style-name="ce223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;</text:p>
          </table:table-cell>
          <table:covered-table-cell table:style-name="ce19"/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 row(s) to be returned, instead got 412!</text:p>
          </table:table-cell>
          <table:table-cell table:style-name="ce26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223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;</text:p>
          </table:table-cell>
          <table:table-cell table:style-name="ce19" office:value-type="string" calcext:value-type="string">
            <text:p>SELECT ArtistId, Name FROM Artist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 row(s) to be returned, instead got 275!</text:p>
          </table:table-cell>
          <table:table-cell table:style-name="ce26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;</text:p>
          </table:table-cell>
          <table:table-cell table:style-name="ce19" office:value-type="string" calcext:value-type="string">
            <text:p>SELECT ArtistId, Name FROM Artist</text:p>
            <text:p>WHERE Name LIKE 'San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9 row(s) to be returned, instead got 10!</text:p>
          </table:table-cell>
          <table:table-cell table:style-name="ce26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;</text:p>
            <text:p/>
          </table:table-cell>
          <table:table-cell table:style-name="ce19" office:value-type="string" calcext:value-type="string">
            <text:p>SELECT ArtistId, Name FROM Artist</text:p>
            <text:p>WHERE Name LIKE 'M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20!</text:p>
          </table:table-cell>
          <table:table-cell table:style-name="ce26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;</text:p>
          </table:table-cell>
          <table:table-cell table:style-name="ce19" office:value-type="string" calcext:value-type="string">
            <text:p>SELECT ArtistId, Name FROM Artist</text:p>
            <text:p>WHERE Name LIKE '_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3 row(s) to be returned, instead got 275!</text:p>
          </table:table-cell>
          <table:table-cell table:style-name="ce26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223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82 row(s) to be returned, instead got 412!</text:p>
          </table:table-cell>
          <table:table-cell table:style-name="ce26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82 row(s) to be returned, instead got 126!</text:p>
          </table:table-cell>
          <table:table-cell table:style-name="ce26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223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3 row(s) to be returned, instead got 412!</text:p>
          </table:table-cell>
          <table:table-cell table:style-name="ce26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3 row(s) to be returned, instead got 20!</text:p>
          </table:table-cell>
          <table:table-cell table:style-name="ce26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;</text:p>
          </table:table-cell>
          <table:table-cell table:style-name="ce19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51 row(s) to be returned, instead got 120!</text:p>
          </table:table-cell>
          <table:table-cell table:style-name="ce26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;</text:p>
          </table:table-cell>
          <table:table-cell table:style-name="ce19" office:value-type="string" calcext:value-type="string">
            <text:p>SELECT Name AS Genre FROM Genr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Genres!</text:p>
          </table:table-cell>
          <table:table-cell table:style-name="ce26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223" office:value-type="float" office:value="45" calcext:value-type="float">
            <text:p>45</text:p>
          </table:table-cell>
          <table:table-cell table:style-name="ce2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9" office:value-type="string" calcext:value-type="string">
            <text:p>SELECT City FROM Customer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55 row(s) to be returned, instead got 59!</text:p>
          </table:table-cell>
          <table:table-cell table:style-name="ce26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42"/>
          <table:table-cell table:style-name="ce242" office:value-type="float" office:value="46" calcext:value-type="float">
            <text:p>46</text:p>
          </table:table-cell>
          <table:covered-table-cell table:style-name="ce41"/>
          <table:table-cell table:style-name="ce41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41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260" table:formula="of:=IF(EXACT([.E55];[.F55]);0;1)" office:value-type="float" office:value="0" calcext:value-type="float">
            <text:p>0</text:p>
          </table:table-cell>
          <table:table-cell table:style-name="ce232" table:number-columns-repeated="9"/>
          <table:table-cell table:style-name="ce266" table:number-columns-repeated="1007"/>
        </table:table-row>
        <table:table-row table:style-name="ro6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67 row(s) to be returned, instead got 55!</text:p>
          </table:table-cell>
          <table:table-cell table:style-name="ce26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 office:value-type="string" calcext:value-type="string">
            <text:p>SELECT InvoiceId, CustomerId, count(CustomerId) FROM Invoice GROUP BY CustomerId; </text:p>
          </table:table-cell>
          <table:table-cell table:style-name="ce19" office:value-type="string" calcext:value-type="string">
            <text:p>SELECT InvoiceId, CustomerId, count(CustomerId) FROM Invoice</text:p>
            <text:p>GROUP BY InvoiceId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59 row(s) to be returned, instead got 412!</text:p>
          </table:table-cell>
          <table:table-cell table:style-name="ce26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223"/>
          <table:table-cell table:style-name="ce223" office:value-type="float" office:value="50" calcext:value-type="float">
            <text:p>50</text:p>
          </table:table-cell>
          <table:table-cell table:style-name="ce2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19" office:value-type="string" calcext:value-type="string">
            <text:p>SELECT CustomerId, count(CustomerId) FROM Invoice</text:p>
            <text:p>group by CustomerId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 row(s) to be returned, instead got 59!</text:p>
          </table:table-cell>
          <table:table-cell table:style-name="ce26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223"/>
          <table:table-cell table:style-name="ce223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 row(s) to be returned, instead got 59!</text:p>
          </table:table-cell>
          <table:table-cell table:style-name="ce26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88 row(s) to be returned, instead got 3503!</text:p>
          </table:table-cell>
          <table:table-cell table:style-name="ce26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a total of 188 row(s) to be returned, instead got 3503!</text:p>
          </table:table-cell>
          <table:table-cell table:style-name="ce26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223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247" office:value-type="string" calcext:value-type="string" table:number-columns-spanned="1" table:number-rows-spanned="3">
            <text:p>Inner, left, self join</text:p>
          </table:table-cell>
          <table:table-cell table:style-name="ce249" office:value-type="float" office:value="55" calcext:value-type="float">
            <text:p>55</text:p>
          </table:table-cell>
          <table:table-cell table:style-name="ce25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5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255" office:value-type="float" office:value="1" calcext:value-type="float">
            <text:p>1</text:p>
          </table:table-cell>
          <table:table-cell table:style-name="ce258" office:value-type="string" calcext:value-type="string">
            <text:p>error</text:p>
          </table:table-cell>
          <table:table-cell table:style-name="ce25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260" table:formula="of:=IF(EXACT([.E63];[.F63]);0;1)" office:value-type="float" office:value="1" calcext:value-type="float">
            <text:p>1</text:p>
          </table:table-cell>
          <table:table-cell table:style-name="ce263" table:number-columns-repeated="9"/>
          <table:table-cell table:style-name="ce267" table:number-columns-repeated="1007"/>
        </table:table-row>
        <table:table-row table:style-name="ro9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64];[.F6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xpected only the following column(s) to be selected: PlaylistId, TrackId, Name!</text:p>
          </table:table-cell>
          <table:table-cell table:style-name="ce26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59" office:value-type="string" calcext:value-type="string">
            <text:p>Expected != actual: </text:p>
          </table:table-cell>
          <table:table-cell table:formula="of:=SUM([.H10:.H66])" office:value-type="float" office:value="6" calcext:value-type="float">
            <text:p>6</text:p>
          </table:table-cell>
          <table:table-cell table:style-name="ce219" table:formula="of:=ROUND([.H68]/(COUNTIF([.E10:.E66];&quot;&lt;&gt;''&quot;));3)*100" office:value-type="float" office:value="10.5" calcext:value-type="float">
            <text:p>10,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formula="of:=COUNTIF([.F10:.F66];&quot;error&quot;)" office:value-type="float" office:value="1" calcext:value-type="float">
            <text:p>1</text:p>
          </table:table-cell>
          <table:table-cell table:style-name="ce219" table:formula="of:=ROUND([.H69]/(COUNTIF([.E10:.E66];&quot;&lt;&gt;''&quot;));3)*100" office:value-type="float" office:value="1.8" calcext:value-type="float">
            <text:p>1,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8" table:default-cell-style-name="ce229"/>
        <table:table-column table:style-name="co5" table:default-cell-style-name="ce229"/>
        <table:table-column table:style-name="co9" table:default-cell-style-name="ce229"/>
        <table:table-column table:style-name="co10" table:default-cell-style-name="ce229"/>
        <table:table-column table:style-name="co5" table:number-columns-repeated="1014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Cosette, pm = fals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2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;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26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9" office:value-type="string" calcext:value-type="string">
            <text:p>SELECT *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26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223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;</text:p>
          </table:table-cell>
          <table:table-cell table:style-name="ce19" office:value-type="string" calcext:value-type="string">
            <text:p>SELECT TrackId FROM PlaylistTrack </text:p>
            <text:p>WHERE TrackId &lt;= 99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26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26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19" office:value-type="string" calcext:value-type="string">
            <text:p>SELECT BillingAddress,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26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223"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;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268" office:value-type="string" calcext:value-type="string">
            <text:p>column ordering</text:p>
          </table:table-cell>
          <table:table-cell table:style-name="ce268" office:value-type="float" office:value="8" calcext:value-type="float">
            <text:p>8</text:p>
          </table:table-cell>
          <table:covered-table-cell table:style-name="ce63"/>
          <table:table-cell table:style-name="ce63" office:value-type="string" calcext:value-type="string">
            <text:p>SELECT BillingCity, BillingAddress <text:s/>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283" table:formula="of:=IF(EXACT([.E17];[.F17]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19" office:value-type="string" calcext:value-type="string">
            <text:p>SELECT TrackId, Name, GenreId from Track ORDER BY GenreId ASC;</text:p>
          </table:table-cell>
          <table:table-cell table:style-name="ce19" office:value-type="string" calcext:value-type="string">
            <text:p>SELECT TrackId, Name, GenreId from Track ORDER BY GenreId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26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269"/>
          <table:table-cell table:style-name="ce272" office:value-type="float" office:value="10" calcext:value-type="float">
            <text:p>10</text:p>
          </table:table-cell>
          <table:table-cell table:style-name="ce275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65" office:value-type="string" calcext:value-type="string">
            <text:p>SELECT TrackId, Name, GenreId 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string" calcext:value-type="string">
            <text:p>error</text:p>
          </table:table-cell>
          <table:table-cell table:style-name="ce6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283" table:formula="of:=IF(EXACT([.E19];[.F19]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2">
          <table:covered-table-cell table:style-name="ce269"/>
          <table:table-cell table:style-name="ce272" office:value-type="float" office:value="11" calcext:value-type="float">
            <text:p>11</text:p>
          </table:table-cell>
          <table:covered-table-cell table:style-name="ce65"/>
          <table:table-cell table:style-name="ce65" office:value-type="string" calcext:value-type="string">
            <text:p>SELECT TrackId, Name, GenreId from Track ORDER BY GenreId ASC;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string" calcext:value-type="string">
            <text:p>error</text:p>
          </table:table-cell>
          <table:table-cell table:style-name="ce65" office:value-type="string" calcext:value-type="string">
            <text:p>s.o.</text:p>
          </table:table-cell>
          <table:table-cell table:style-name="ce283" table:formula="of:=IF(EXACT([.E20];[.F20]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223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Two queries' equivalence is unknown. Solver runs out of time.</text:p>
          </table:table-cell>
          <table:table-cell table:style-name="ce26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223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26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270" office:value-type="string" calcext:value-type="string" table:number-columns-spanned="1" table:number-rows-spanned="5">
            <text:p>Sub-Query/Join</text:p>
          </table:table-cell>
          <table:table-cell table:style-name="ce273" office:value-type="float" office:value="14" calcext:value-type="float">
            <text:p>14</text:p>
          </table:table-cell>
          <table:table-cell table:style-name="ce277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280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3" office:value-type="float" office:value="0" calcext:value-type="float">
            <text:p>0</text:p>
          </table:table-cell>
          <table:table-cell table:style-name="ce280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284" table:formula="of:=IF(EXACT([.E23];[.F23]);0;1)" office:value-type="float" office:value="0" calcext:value-type="float">
            <text:p>0</text:p>
          </table:table-cell>
          <table:table-cell table:style-name="ce285"/>
          <table:table-cell table:style-name="ce285" office:value-type="string" calcext:value-type="string">
            <text:p>Hinweis counter example korrekt/sinnvoll?</text:p>
          </table:table-cell>
          <table:table-cell table:style-name="ce285" table:number-columns-repeated="1014"/>
        </table:table-row>
        <table:table-row table:style-name="ro12">
          <table:covered-table-cell table:style-name="ce223"/>
          <table:table-cell table:style-name="ce223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26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6" calcext:value-type="float">
            <text:p>16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26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7" calcext:value-type="float">
            <text:p>17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26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223"/>
          <table:table-cell table:style-name="ce223" office:value-type="float" office:value="18" calcext:value-type="float">
            <text:p>18</text:p>
          </table:table-cell>
          <table:covered-table-cell table:style-name="ce19"/>
          <table:table-cell table:style-name="ce19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unknown</text:p>
          </table:table-cell>
          <table:table-cell table:style-name="ce19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/>
            <text:p/>
          </table:table-cell>
          <table:table-cell table:style-name="ce26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;</text:p>
          </table:table-cell>
          <table:table-cell table:style-name="ce19" office:value-type="string" calcext:value-type="string">
            <text:p>SELECT <text:s/>PlaylistId FROM Playlist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playlisttrack</text:p>
            <text:p/>
            <text:p>playlistidtrackid</text:p>
            <text:p>00</text:p>
            <text:p>00</text:p>
          </table:table-cell>
          <table:table-cell table:style-name="ce26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223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19" office:value-type="string" calcext:value-type="string">
            <text:p>SELECT *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keine Where-Klausel. Ergebnis: Two queries are not equivalent.</text:p>
            <text:p/>
            <text:p>Counter Examples: (i.e., input tables that, when fed into your input queries, will return different results)</text:p>
            <text:p/>
            <text:p>Table employee</text:p>
            <text:p/>
            <text:p>employeeidlastnamefirstnametitlereportstobirthdatehiredateaddresscitystatecountrypostalcodephonefaxemail</text:p>
            <text:p>000000000000000</text:p>
            <text:p>?? </text:p>
          </table:table-cell>
          <table:table-cell table:style-name="ce26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Two queries are not equivalent. <text:s/>Counter Examples: (i.e., input tables that, when fed into your input queries, will return different results) <text:s/>Table employee <text:s/>employeeid lastname firstname title reportsto birthdate hiredate address city state country postalcode phone fax email 0 0 0 0 2 0 0 0 0 0 0 0 0 0 0 ??</text:p>
          </table:table-cell>
          <table:table-cell table:style-name="ce26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19" office:value-type="string" calcext:value-type="string">
            <text:p>SELECT Email FROM Employee</text:p>
            <text:p>WHERE City = 'Calgary'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counterexamples': [{u'table-content': [[u'employeeid', u'lastname', u'firstname', u'title', u'reportsto', u'birthdate', u'hiredate', u'address', u'city', u'state', u'country', u'postalcode', u'phone', u'fax', u'email'], [[[0, 0, 0, 0, 2, 0, 0, 0, 0, 0, 0, 0, 0, 0, 0], 1]]], u'table-name': u'employee'}], u'rosette_result': u'NEQ'}</text:p>
            <text:p/>
          </table:table-cell>
          <table:table-cell table:style-name="ce26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19" office:value-type="string" calcext:value-type="string">
            <text:p>SELECT LastName, FirstName, City FROM Employee</text:p>
            <text:p>WHERE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EXACT([.E34];[.F3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26" calcext:value-type="float">
            <text:p>26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NOT City = 'Edmonton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223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19" office:value-type="string" calcext:value-type="string">
            <text:p>SELECT LastName, FirstName, City FROM Employee</text:p>
            <text:p>LIMIT 4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MIT</text:p>
          </table:table-cell>
          <table:table-cell table:style-name="ce26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MIT</text:p>
          </table:table-cell>
          <table:table-cell table:style-name="ce26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244" office:value-type="string" calcext:value-type="string">
            <text:p>zufällig gleiches Ergebnis-Set aber andere Syntax &amp; Semantik → kein Support für LIMIT</text:p>
          </table:table-cell>
          <table:table-cell table:style-name="ce26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covered-table-cell table:style-name="ce223"/>
          <table:table-cell table:style-name="ce223" office:value-type="float" office:value="30" calcext:value-type="float">
            <text:p>30</text:p>
          </table:table-cell>
          <table:covered-table-cell table:style-name="ce19"/>
          <table:table-cell table:style-name="ce19" office:value-type="string" calcext:value-type="string">
            <text:p>SELECT MAX(UnitPrice) FROM InvoiceLin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line</text:p>
            <text:p/>
            <text:p>invoicelineidinvoiceidtrackidunitpricequantity</text:p>
            <text:p>-10-101</text:p>
            <text:p>01010</text:p>
            <text:p>??</text:p>
          </table:table-cell>
          <table:table-cell table:style-name="ce26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MIT</text:p>
          </table:table-cell>
          <table:table-cell table:style-name="ce26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223" office:value-type="string" calcext:value-type="string">
            <text:p>count</text:p>
          </table:table-cell>
          <table:table-cell table:style-name="ce223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;</text:p>
            <text:p/>
          </table:table-cell>
          <table:table-cell table:style-name="ce19" office:value-type="string" calcext:value-type="string">
            <text:p>SELECT UnitPrice FROM InvoiceLine WHERE UnitPrice = 0.99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float/numeric</text:p>
          </table:table-cell>
          <table:table-cell table:style-name="ce26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avg</text:p>
          </table:table-cell>
          <table:table-cell table:style-name="ce223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;</text:p>
            <text:p/>
          </table:table-cell>
          <table:table-cell table:style-name="ce20" office:value-type="string" calcext:value-type="string" table:number-columns-spanned="1" table:number-rows-spanned="2">
            <text:p>SELECT Total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avg</text:p>
          </table:table-cell>
          <table:table-cell table:style-name="ce26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sum</text:p>
          </table:table-cell>
          <table:table-cell table:style-name="ce223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;</text:p>
          </table:table-cell>
          <table:covered-table-cell table:style-name="ce19"/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223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;</text:p>
          </table:table-cell>
          <table:table-cell table:style-name="ce19" office:value-type="string" calcext:value-type="string">
            <text:p>SELECT ArtistId, Name FROM Artist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KE</text:p>
          </table:table-cell>
          <table:table-cell table:style-name="ce26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;</text:p>
          </table:table-cell>
          <table:table-cell table:style-name="ce19" office:value-type="string" calcext:value-type="string">
            <text:p>SELECT ArtistId, Name FROM Artist</text:p>
            <text:p>WHERE Name LIKE 'San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KE</text:p>
          </table:table-cell>
          <table:table-cell table:style-name="ce26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;</text:p>
            <text:p/>
          </table:table-cell>
          <table:table-cell table:style-name="ce19" office:value-type="string" calcext:value-type="string">
            <text:p>SELECT ArtistId, Name FROM Artist</text:p>
            <text:p>WHERE Name LIKE 'M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KE</text:p>
          </table:table-cell>
          <table:table-cell table:style-name="ce26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;</text:p>
          </table:table-cell>
          <table:table-cell table:style-name="ce19" office:value-type="string" calcext:value-type="string">
            <text:p>SELECT ArtistId, Name FROM Artist</text:p>
            <text:p>WHERE Name LIKE '_%'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LIKE</text:p>
          </table:table-cell>
          <table:table-cell table:style-name="ce26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223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IN</text:p>
          </table:table-cell>
          <table:table-cell table:style-name="ce26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IN</text:p>
          </table:table-cell>
          <table:table-cell table:style-name="ce26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223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between</text:p>
          </table:table-cell>
          <table:table-cell table:style-name="ce26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between</text:p>
          </table:table-cell>
          <table:table-cell table:style-name="ce26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;</text:p>
          </table:table-cell>
          <table:table-cell table:style-name="ce19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between</text:p>
          </table:table-cell>
          <table:table-cell table:style-name="ce26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;</text:p>
          </table:table-cell>
          <table:table-cell table:style-name="ce19" office:value-type="string" calcext:value-type="string">
            <text:p>SELECT Name AS Genre FROM Genr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68" office:value-type="string" calcext:value-type="string" table:number-columns-spanned="1" table:number-rows-spanned="3">
            <text:p>union</text:p>
          </table:table-cell>
          <table:table-cell table:style-name="ce271" office:value-type="float" office:value="45" calcext:value-type="float">
            <text:p>45</text:p>
          </table:table-cell>
          <table:table-cell table:style-name="ce278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63" office:value-type="string" calcext:value-type="string">
            <text:p>SELECT City FROM Customer;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error</text:p>
          </table:table-cell>
          <table:table-cell table:style-name="ce63" office:value-type="string" calcext:value-type="string">
            <text:p>kein Support für UNION</text:p>
          </table:table-cell>
          <table:table-cell table:style-name="ce283" table:formula="of:=IF(EXACT([.E54];[.F54]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13">
          <table:covered-table-cell table:style-name="ce271"/>
          <table:table-cell table:style-name="ce271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error</text:p>
          </table:table-cell>
          <table:table-cell table:style-name="ce63" office:value-type="string" calcext:value-type="string">
            <text:p>kein Support für UNION</text:p>
          </table:table-cell>
          <table:table-cell table:style-name="ce283" table:formula="of:=IF(EXACT([.E55];[.F55]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6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error</text:p>
          </table:table-cell>
          <table:table-cell table:style-name="ce63" office:value-type="string" calcext:value-type="string">
            <text:p>kein Support für UNION</text:p>
          </table:table-cell>
          <table:table-cell table:style-name="ce26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 office:value-type="string" calcext:value-type="string">
            <text:p>SELECT InvoiceId, CustomerId, count(CustomerId) FROM Invoice GROUP BY CustomerId; </text:p>
          </table:table-cell>
          <table:table-cell table:style-name="ce19" office:value-type="string" calcext:value-type="string">
            <text:p>SELECT InvoiceId, CustomerId, count(CustomerId) FROM Invoice</text:p>
            <text:p>GROUP BY InvoiceId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3">
          <table:covered-table-cell table:style-name="ce223"/>
          <table:table-cell table:style-name="ce223" office:value-type="float" office:value="50" calcext:value-type="float">
            <text:p>50</text:p>
          </table:table-cell>
          <table:table-cell table:style-name="ce2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19" office:value-type="string" calcext:value-type="string">
            <text:p>SELECT CustomerId, count(CustomerId) FROM Invoice</text:p>
            <text:p>group by CustomerId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</text:p>
            <text:p/>
            <text:p>invoiceidcustomeridinvoicedatebillingaddressbillingcitybillingstatebillingcountrybillingpostalcodetotal</text:p>
            <text:p>000000000</text:p>
            <text:p>000000000</text:p>
            <text:p>000000000</text:p>
            <text:p>000000000</text:p>
            <text:p>000000000</text:p>
            <text:p>000000000</text:p>
            <text:p>000000000</text:p>
          </table:table-cell>
          <table:table-cell table:style-name="ce26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223"/>
          <table:table-cell table:style-name="ce223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See #50</text:p>
          </table:table-cell>
          <table:table-cell table:style-name="ce26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unknown</text:p>
          </table:table-cell>
          <table:table-cell table:style-name="ce19"/>
          <table:table-cell table:style-name="ce260" table:formula="of:=IF(EXACT([.E60];[.F6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223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IN</text:p>
          </table:table-cell>
          <table:table-cell table:style-name="ce26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247" office:value-type="string" calcext:value-type="string" table:number-columns-spanned="1" table:number-rows-spanned="3">
            <text:p>Inner, left, self join</text:p>
          </table:table-cell>
          <table:table-cell table:style-name="ce247" office:value-type="float" office:value="55" calcext:value-type="float">
            <text:p>55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255" office:value-type="float" office:value="1" calcext:value-type="float">
            <text:p>1</text:p>
          </table:table-cell>
          <table:table-cell table:style-name="ce281" office:value-type="string" calcext:value-type="string">
            <text:p>unknown</text:p>
          </table:table-cell>
          <table:table-cell table:style-name="ce279" office:value-type="string" calcext:value-type="string">
            <text:p>internal error: out of time</text:p>
          </table:table-cell>
          <table:table-cell table:style-name="ce260" table:formula="of:=IF(EXACT([.E63];[.F63]);0;1)" office:value-type="float" office:value="1" calcext:value-type="float">
            <text:p>1</text:p>
          </table:table-cell>
          <table:table-cell table:style-name="ce263" table:number-columns-repeated="9"/>
          <table:table-cell table:style-name="ce267" table:number-columns-repeated="1007"/>
        </table:table-row>
        <table:table-row table:style-name="ro9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/>
          <table:table-cell table:style-name="ce260" table:formula="of:=IF(EXACT([.E64];[.F6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kein support für ORDER BY</text:p>
          </table:table-cell>
          <table:table-cell table:style-name="ce26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82" office:value-type="string" calcext:value-type="string">
            <text:p>Expected != actual: </text:p>
          </table:table-cell>
          <table:table-cell table:formula="of:=SUM([.H10:.H66])" office:value-type="float" office:value="35" calcext:value-type="float">
            <text:p>35</text:p>
          </table:table-cell>
          <table:table-cell table:style-name="ce219" table:formula="of:=ROUND([.H68]/(COUNTIF([.E10:.E66];&quot;&lt;&gt;''&quot;));3)*100" office:value-type="float" office:value="61.4" calcext:value-type="float">
            <text:p>61,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style-name="ce260" table:formula="of:=COUNTIF([.F10:.F66];&quot;error&quot;)+COUNTIF([.F10:.F66];&quot;unknown&quot;)" office:value-type="float" office:value="34" calcext:value-type="float">
            <text:p>34</text:p>
          </table:table-cell>
          <table:table-cell table:style-name="ce219" table:formula="of:=ROUND([.H69]/(COUNTIF([.E10:.E66];&quot;&lt;&gt;''&quot;));3)*100" office:value-type="float" office:value="59.6" calcext:value-type="float">
            <text:p>59,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MySQL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8" table:default-cell-style-name="ce229"/>
        <table:table-column table:style-name="co5" table:default-cell-style-name="ce229"/>
        <table:table-column table:style-name="co9" table:default-cell-style-name="ce229"/>
        <table:table-column table:style-name="co10" table:default-cell-style-name="ce229"/>
        <table:table-column table:style-name="co5" table:number-columns-repeated="1014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SQLAutoGrader, pm = fals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2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86" office:value-type="string" calcext:value-type="string">
            <text:p>SELECT * FROM Album</text:p>
          </table:table-cell>
          <table:table-cell table:style-name="ce286" office:value-type="string" calcext:value-type="string">
            <text:p>SELECT AlbumId, Title, ArtistId FROM Album</text:p>
          </table:table-cell>
          <table:table-cell table:style-name="ce255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92" office:value-type="string" calcext:value-type="string">
            <text:p>Output comparision → bug?!</text:p>
          </table:table-cell>
          <table:table-cell table:style-name="ce26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286" office:value-type="string" calcext:value-type="string">
            <text:p>SELECT AlbumId, Title, ArtistId FROM Album</text:p>
          </table:table-cell>
          <table:table-cell table:style-name="ce286" office:value-type="string" calcext:value-type="string">
            <text:p>SELECT * FROM Album</text:p>
          </table:table-cell>
          <table:table-cell table:style-name="ce255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347 Obtained:347</text:p>
            <text:p/>
            <text:p>Output comparision</text:p>
            <text:p>Output mismatch by rows</text:p>
          </table:table-cell>
          <table:table-cell table:style-name="ce26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</text:p>
          </table:table-cell>
          <table:table-cell table:style-name="ce19" office:value-type="string" calcext:value-type="string">
            <text:p>SELECT TrackId FROM PlaylistTrack </text:p>
            <text:p>WHERE TrackId &lt;= 99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(node:6661) 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26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</text:p>
          </table:table-cell>
          <table:table-cell table:style-name="ce19" office:value-type="string" calcext:value-type="string">
            <text:p>select Name FrOm MediaTyp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</text:p>
          </table:table-cell>
          <table:table-cell table:style-name="ce19" office:value-type="string" calcext:value-type="string">
            <text:p>SELECT BillingAddress,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rkennt untersch. Anzahl spalten direkt in SELECT nicht! → code geprüft: mysql.js:108; <text:s/>irreführende Fehlermeldung</text:p>
          </table:table-cell>
          <table:table-cell table:style-name="ce26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223"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</text:p>
          </table:table-cell>
          <table:table-cell table:style-name="ce19" office:value-type="string" calcext:value-type="string">
            <text:p>SELECT InvoiceDate, BillingAddress,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19" office:value-type="string" calcext:value-type="string">
            <text:p>tool erkennt untersch. Anzahl Spalten nicht als Fehler</text:p>
          </table:table-cell>
          <table:table-cell table:style-name="ce26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268" office:value-type="string" calcext:value-type="string">
            <text:p>column ordering</text:p>
          </table:table-cell>
          <table:table-cell table:style-name="ce268" office:value-type="float" office:value="8" calcext:value-type="float">
            <text:p>8</text:p>
          </table:table-cell>
          <table:covered-table-cell table:style-name="ce63"/>
          <table:table-cell table:style-name="ce63" office:value-type="string" calcext:value-type="string">
            <text:p>SELECT BillingCity, BillingAddress <text:s/>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EXACT([.E17];[.F17]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19" office:value-type="string" calcext:value-type="string">
            <text:p>SELECT TrackId, Name, GenreId from Track ORDER BY GenreId ASC</text:p>
          </table:table-cell>
          <table:table-cell table:style-name="ce19" office:value-type="string" calcext:value-type="string">
            <text:p>SELECT TrackId, Name, GenreId from Track ORDER BY Genr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69"/>
          <table:table-cell table:style-name="ce272" office:value-type="float" office:value="10" calcext:value-type="float">
            <text:p>10</text:p>
          </table:table-cell>
          <table:table-cell table:style-name="ce275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65" office:value-type="string" calcext:value-type="string">
            <text:p>SELECT TrackId, Name, GenreId from Track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65"/>
          <table:table-cell table:style-name="ce283" table:formula="of:=IF(EXACT([.E19];[.F19]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2">
          <table:covered-table-cell table:style-name="ce269"/>
          <table:table-cell table:style-name="ce272" office:value-type="float" office:value="11" calcext:value-type="float">
            <text:p>11</text:p>
          </table:table-cell>
          <table:covered-table-cell table:style-name="ce65"/>
          <table:table-cell table:style-name="ce65" office:value-type="string" calcext:value-type="string">
            <text:p>SELECT TrackId, Name, GenreId from Track ORDER BY GenreId ASC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65"/>
          <table:table-cell table:style-name="ce283" table:formula="of:=IF(EXACT([.E20];[.F20]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223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268" office:value-type="string" calcext:value-type="string" table:number-columns-spanned="1" table:number-rows-spanned="5">
            <text:p>Sub-Query/Join</text:p>
          </table:table-cell>
          <table:table-cell table:style-name="ce271" office:value-type="float" office:value="14" calcext:value-type="float">
            <text:p>14</text:p>
          </table:table-cell>
          <table:table-cell table:style-name="ce278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63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 office:value-type="string" calcext:value-type="string">
            <text:p>Row count mismatched Expected:11 Obtained:3503</text:p>
            <text:p/>
            <text:p>Missing Tables in query: rep_string_1</text:p>
            <text:p/>
            <text:p>Extra Tables in query: rep_string_0</text:p>
          </table:table-cell>
          <table:table-cell table:style-name="ce283" table:formula="of:=IF(EXACT([.E23];[.F23]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1">
          <table:covered-table-cell table:style-name="ce223"/>
          <table:table-cell table:style-name="ce223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26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6" calcext:value-type="float">
            <text:p>16</text:p>
          </table:table-cell>
          <table:covered-table-cell table:style-name="ce19"/>
          <table:table-cell table:style-name="ce286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86" office:value-type="string" calcext:value-type="string">
            <text:p>Query eigentlich korrekt, nur laut Tool fehlen bestimmte Klauseln:       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26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7" calcext:value-type="float">
            <text:p>17</text:p>
          </table:table-cell>
          <table:covered-table-cell table:style-name="ce19"/>
          <table:table-cell table:style-name="ce286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86" office:value-type="string" calcext:value-type="string"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26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223"/>
          <table:table-cell table:style-name="ce223" office:value-type="float" office:value="18" calcext:value-type="float">
            <text:p>18</text:p>
          </table:table-cell>
          <table:covered-table-cell table:style-name="ce19"/>
          <table:table-cell table:style-name="ce286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255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86" office:value-type="string" calcext:value-type="string">
            <text:p>Query Cluase Analysis</text:p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26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</text:p>
          </table:table-cell>
          <table:table-cell table:style-name="ce19" office:value-type="string" calcext:value-type="string">
            <text:p>SELECT <text:s/>PlaylistId FROM PlaylistTrack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223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19" office:value-type="string" calcext:value-type="string">
            <text:p>SELECT * FROM Employe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Query Output Analysis</text:p>
            <text:p>Output rowcount</text:p>
            <text:p>Row count mismatched Expected:3 Obtained:8</text:p>
            <text:p/>
            <text:p>Output comparision</text:p>
            <text:p>Output mismatch by rows</text:p>
            <text:p/>
            <text:p>Query Cluase Analysis</text:p>
            <text:p>Missing condition on columns: Title</text:p>
          </table:table-cell>
          <table:table-cell table:style-name="ce26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– Query Cluase Analysis</text:p>
            <text:p>Missing condition on columns: Title</text:p>
            <text:p/>
            <text:p>Extra condition on columns: ReportsTo</text:p>
          </table:table-cell>
          <table:table-cell table:style-name="ce26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19" office:value-type="string" calcext:value-type="string">
            <text:p>SELECT Email FROM Employee</text:p>
            <text:p>WHERE City = 'Calgary'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Query Output Analysis</text:p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26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19" office:value-type="string" calcext:value-type="string">
            <text:p>SELECT LastName, FirstName, City FROM Employee</text:p>
            <text:p>WHERE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26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26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254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26" calcext:value-type="float">
            <text:p>26</text:p>
          </table:table-cell>
          <table:covered-table-cell table:style-name="ce19"/>
          <table:table-cell table:style-name="ce287" office:value-type="string" calcext:value-type="string">
            <text:p>SELECT LastName, FirstName, City FROM Employee</text:p>
            <text:p>WHERE NOT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287" office:value-type="string" calcext:value-type="string">
            <text:p>Output rowcount</text:p>
            <text:p>Row count mismatched Expected:3 Obtained:7</text:p>
            <text:p/>
            <text:p>Output comparision</text:p>
            <text:p>Output mismatch by 6 rows</text:p>
          </table:table-cell>
          <table:table-cell table:style-name="ce26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223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19" office:value-type="string" calcext:value-type="string">
            <text:p>SELECT LastName, FirstName, City FROM Employee</text:p>
            <text:p>LIMIT 4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</text:p>
          </table:table-cell>
          <table:table-cell table:style-name="ce38" office:value-type="string" calcext:value-type="string">
            <text:p>SELECT UnitPrice FROM InvoiceLine LIMIT 1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– 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26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30" calcext:value-type="float">
            <text:p>30</text:p>
          </table:table-cell>
          <table:covered-table-cell table:style-name="ce19"/>
          <table:table-cell table:style-name="ce38" office:value-type="string" calcext:value-type="string">
            <text:p>SELECT MAX(UnitPrice) FROM InvoiceLine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8" office:value-type="string" calcext:value-type="string">
            <text:p>Query Output Analysis</text:p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26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</text:p>
          </table:table-cell>
          <table:table-cell table:style-name="ce38" office:value-type="string" calcext:value-type="string">
            <text:p>SELECT UnitPrice FROM InvoiceLine LIMIT 1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float" office:value="0" calcext:value-type="float">
            <text:p>0</text:p>
          </table:table-cell>
          <table:table-cell table:style-name="ce38" office:value-type="string" calcext:value-type="string"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26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223" office:value-type="string" calcext:value-type="string">
            <text:p>count</text:p>
          </table:table-cell>
          <table:table-cell table:style-name="ce223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</text:p>
            <text:p/>
          </table:table-cell>
          <table:table-cell table:style-name="ce19" office:value-type="string" calcext:value-type="string">
            <text:p>SELECT UnitPrice FROM InvoiceLine WHERE UnitPrice = 0.99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 Obtained:2129</text:p>
            <text:p/>
            <text:p>Output comparision</text:p>
            <text:p>Output mismatch by rows</text:p>
          </table:table-cell>
          <table:table-cell table:style-name="ce26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223" office:value-type="string" calcext:value-type="string">
            <text:p>avg</text:p>
          </table:table-cell>
          <table:table-cell table:style-name="ce223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</text:p>
            <text:p/>
          </table:table-cell>
          <table:table-cell table:style-name="ce20" office:value-type="string" calcext:value-type="string" table:number-columns-spanned="1" table:number-rows-spanned="2">
            <text:p>SELECT Total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 Obtained:412</text:p>
            <text:p/>
            <text:p>Output comparision</text:p>
            <text:p>Output mismatch by rows</text:p>
          </table:table-cell>
          <table:table-cell table:style-name="ce26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sum</text:p>
          </table:table-cell>
          <table:table-cell table:style-name="ce223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</text:p>
          </table:table-cell>
          <table:covered-table-cell table:style-name="ce19"/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223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</text:p>
          </table:table-cell>
          <table:table-cell table:style-name="ce19" office:value-type="string" calcext:value-type="string">
            <text:p>SELECT ArtistId, Name FROM Artist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93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26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</text:p>
          </table:table-cell>
          <table:table-cell table:style-name="ce19" office:value-type="string" calcext:value-type="string">
            <text:p>SELECT ArtistId, Name FROM Artist</text:p>
            <text:p>WHERE Name LIKE 'San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row count mismatch </text:p>
          </table:table-cell>
          <table:table-cell table:style-name="ce26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</text:p>
            <text:p/>
          </table:table-cell>
          <table:table-cell table:style-name="ce19" office:value-type="string" calcext:value-type="string">
            <text:p>SELECT ArtistId, Name FROM Artist</text:p>
            <text:p>WHERE Name LIKE 'M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row count mismatch </text:p>
          </table:table-cell>
          <table:table-cell table:style-name="ce26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</text:p>
          </table:table-cell>
          <table:table-cell table:style-name="ce19" office:value-type="string" calcext:value-type="string">
            <text:p>SELECT ArtistId, Name FROM Artist</text:p>
            <text:p>WHERE Name LIKE '_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row count mismatch </text:p>
          </table:table-cell>
          <table:table-cell table:style-name="ce26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223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19" office:value-type="string" calcext:value-type="string">
            <text:p>SELECT InvoiceId, InvoiceDate, BillingCountr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26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26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223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19" office:value-type="string" calcext:value-type="string">
            <text:p>SELECT InvoiceId, InvoiceDate, BillingCountr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  <text:p/>
            <text:p>Query Cluase Analysis</text:p>
            <text:p>Missing condition on columns: InvoiceDate,,</text:p>
          </table:table-cell>
          <table:table-cell table:style-name="ce26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2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38" office:value-type="string" calcext:value-type="string">
            <text:p>Query Output Analysis</text:p>
            <text:p>Output rowcount</text:p>
            <text:p>Row count mismatched Expected:13 Obtained:20</text:p>
            <text:p/>
            <text:p>Output comparision</text:p>
            <text:p>Output mismatch by 7 rows</text:p>
            <text:p/>
            <text:p>Query Cluase Analysis</text:p>
            <text:p>Missing condition on columns: ,</text:p>
            <text:p/>
            <text:p>Extra condition on columns: ,</text:p>
          </table:table-cell>
          <table:table-cell table:style-name="ce26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</text:p>
          </table:table-cell>
          <table:table-cell table:style-name="ce19" office:value-type="string" calcext:value-type="string">
            <text:p>SELECT InvoiceId, CustomerId FROM Invoice</text:p>
            <text:p>WHERE InvoiceId between 0 AND 120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irreführende Fehlermeldung siehe #42</text:p>
          </table:table-cell>
          <table:table-cell table:style-name="ce26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</text:p>
          </table:table-cell>
          <table:table-cell table:style-name="ce19" office:value-type="string" calcext:value-type="string">
            <text:p>SELECT Name AS Genre FROM Genr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19" office:value-type="string" calcext:value-type="string">
            <text:p>Name der Spalte wird nicht berücksichtigt (Alias)</text:p>
          </table:table-cell>
          <table:table-cell table:style-name="ce26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268" office:value-type="string" calcext:value-type="string" table:number-columns-spanned="1" table:number-rows-spanned="3">
            <text:p>union</text:p>
          </table:table-cell>
          <table:table-cell table:style-name="ce271" office:value-type="float" office:value="45" calcext:value-type="float">
            <text:p>45</text:p>
          </table:table-cell>
          <table:table-cell table:style-name="ce278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63" office:value-type="string" calcext:value-type="string">
            <text:p>SELECT City FROM Customer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38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283" table:formula="of:=IF(EXACT([.E54];[.F54]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3">
          <table:covered-table-cell table:style-name="ce271"/>
          <table:table-cell table:style-name="ce271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/>
          <table:table-cell table:style-name="ce283" table:formula="of:=IF(EXACT([.E55];[.F55]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6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error</text:p>
          </table:table-cell>
          <table:table-cell table:style-name="ce63" office:value-type="string" calcext:value-type="string">
            <text:p>UNION ALL crashes app</text:p>
          </table:table-cell>
          <table:table-cell table:style-name="ce26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 office:value-type="string" calcext:value-type="string">
            <text:p>SELECT InvoiceId, CustomerId, count(CustomerId) FROM Invoice GROUP BY CustomerId;</text:p>
          </table:table-cell>
          <table:table-cell table:style-name="ce288" office:value-type="string" calcext:value-type="string">
            <text:p>SELECT InvoiceId, CustomerId, count(CustomerId) FROM Invoice</text:p>
            <text:p>GROUP BY InvoiceId</text:p>
          </table:table-cell>
          <table:table-cell table:style-name="ce25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26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covered-table-cell table:style-name="ce223"/>
          <table:table-cell table:style-name="ce223" office:value-type="float" office:value="50" calcext:value-type="float">
            <text:p>50</text:p>
          </table:table-cell>
          <table:table-cell table:style-name="ce2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19" office:value-type="string" calcext:value-type="string">
            <text:p>SELECT CustomerId, count(CustomerId) FROM Invoice</text:p>
            <text:p>group by CustomerId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Query Output Analysis</text:p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</table:table-cell>
          <table:table-cell table:style-name="ce26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223"/>
          <table:table-cell table:style-name="ce223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88" office:value-type="string" calcext:value-type="string">
            <text:p>Fehlermeldung auch nicht ganz korrekt, Bedingung (having) ist da aber FALSCH:     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26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internal tool error: <text:s/>SyntaxError: Expected "(" or WHITE_SPACE but "r" found.</text:p>
          </table:table-cell>
          <table:table-cell table:style-name="ce260" table:formula="of:=IF(EXACT([.E60];[.F6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internal tool error: <text:s/>SyntaxError: Expected "(" or WHITE_SPACE but "r" found.</text:p>
          </table:table-cell>
          <table:table-cell table:style-name="ce26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223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 SyntaxError: Expected "$", "(", or WHITE_SPACE but "r" found.</text:p>
            <text:p/>
          </table:table-cell>
          <table:table-cell table:style-name="ce26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247" office:value-type="string" calcext:value-type="string" table:number-columns-spanned="1" table:number-rows-spanned="3">
            <text:p>Inner, left, self join</text:p>
          </table:table-cell>
          <table:table-cell table:style-name="ce247" office:value-type="float" office:value="55" calcext:value-type="float">
            <text:p>55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255" office:value-type="float" office:value="1" calcext:value-type="float">
            <text:p>1</text:p>
          </table:table-cell>
          <table:table-cell table:style-name="ce281" office:value-type="string" calcext:value-type="string">
            <text:p>error</text:p>
          </table:table-cell>
          <table:table-cell table:style-name="ce279" office:value-type="string" calcext:value-type="string">
            <text:p>Failed to failed to extract SQL clauses due to error in parsing – Failed to compare output due to error in parsing</text:p>
            <text:p/>
            <text:p/>
          </table:table-cell>
          <table:table-cell table:style-name="ce260" table:formula="of:=IF(EXACT([.E63];[.F63]);0;1)" office:value-type="float" office:value="1" calcext:value-type="float">
            <text:p>1</text:p>
          </table:table-cell>
          <table:table-cell table:style-name="ce263" table:number-columns-repeated="9"/>
          <table:table-cell table:style-name="ce267" table:number-columns-repeated="1007"/>
        </table:table-row>
        <table:table-row table:style-name="ro9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SyntaxError: Expected "JOIN" or WHITE_SPACE but "O" found.</text:p>
            <text:p/>
          </table:table-cell>
          <table:table-cell table:style-name="ce260" table:formula="of:=IF(EXACT([.E64];[.F6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Eigentlich korrekt, auch Ausgabe, ABER OC ROT: Output comparision</text:p>
            <text:p>Output mismatch by 24 rows (bug?!)</text:p>
          </table:table-cell>
          <table:table-cell table:style-name="ce26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280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3" office:value-type="string" calcext:value-type="string">
            <text:p>error</text:p>
          </table:table-cell>
          <table:table-cell table:style-name="ce280" office:value-type="string" calcext:value-type="string">
            <text:p>Failed to failed to extract SQL clauses due to error in parsing</text:p>
            <text:p/>
            <text:p>Hat Problem Kandidat-Q. Zu parsen</text:p>
          </table:table-cell>
          <table:table-cell table:style-name="ce26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82" office:value-type="string" calcext:value-type="string">
            <text:p>Expected != actual: </text:p>
          </table:table-cell>
          <table:table-cell table:formula="of:=SUM([.H10:.H66])" office:value-type="float" office:value="22" calcext:value-type="float">
            <text:p>22</text:p>
          </table:table-cell>
          <table:table-cell table:style-name="ce219" table:formula="of:=ROUND([.H68]/(COUNTIF([.E10:.E66];&quot;&lt;&gt;''&quot;));3)*100" office:value-type="float" office:value="38.6" calcext:value-type="float">
            <text:p>38,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style-name="ce260" table:formula="of:=COUNTIF([.F10:.F66];&quot;error&quot;)+COUNTIF([.F10:.F66];&quot;unknown&quot;)" office:value-type="float" office:value="10" calcext:value-type="float">
            <text:p>10</text:p>
          </table:table-cell>
          <table:table-cell table:style-name="ce219" table:formula="of:=ROUND([.H69]/(COUNTIF([.E10:.E66];&quot;&lt;&gt;''&quot;));3)*100" office:value-type="float" office:value="17.5" calcext:value-type="float">
            <text:p>17,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PostgreSQL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8" table:default-cell-style-name="ce229"/>
        <table:table-column table:style-name="co5" table:default-cell-style-name="ce229"/>
        <table:table-column table:style-name="co9" table:default-cell-style-name="ce229"/>
        <table:table-column table:style-name="co10" table:default-cell-style-name="ce229"/>
        <table:table-column table:style-name="co5" table:number-columns-repeated="1014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SQLAutoGrader, pm = fals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2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2"/>
          <table:table-cell office:value-type="string" calcext:value-type="string">
            <text:p>MySQ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diff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</text:p>
          </table:table-cell>
          <table:table-cell table:style-name="ce19" office:value-type="string" calcext:value-type="string">
            <text:p>SELECT AlbumId, Title, ArtistId FROM Album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siehe MySQL</text:p>
          </table:table-cell>
          <table:table-cell table:style-name="ce260" table:formula="of:=IF(EXACT([.E10];[.F10]);0;1)" office:value-type="float" office:value="1" calcext:value-type="float">
            <text:p>1</text:p>
          </table:table-cell>
          <table:table-cell table:number-columns-repeated="2"/>
          <table:table-cell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10];[.L1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</text:p>
          </table:table-cell>
          <table:table-cell table:style-name="ce19" office:value-type="string" calcext:value-type="string">
            <text:p>SELECT * FROM Album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siehe MySQL</text:p>
          </table:table-cell>
          <table:table-cell table:style-name="ce260" table:formula="of:=IF(EXACT([.E11];[.F11]);0;1)" office:value-type="float" office:value="1" calcext:value-type="float">
            <text:p>1</text:p>
          </table:table-cell>
          <table:table-cell table:number-columns-repeated="2"/>
          <table:table-cell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11];[.L1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23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</text:p>
          </table:table-cell>
          <table:table-cell table:style-name="ce19" office:value-type="string" calcext:value-type="string">
            <text:p>SELECT TrackId FROM PlaylistTrack </text:p>
            <text:p>WHERE TrackId &lt;= 99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2];[.F1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12];[.L1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260" table:formula="of:=IF(EXACT([.E13];[.F1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13];[.L1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</text:p>
          </table:table-cell>
          <table:table-cell table:style-name="ce19" office:value-type="string" calcext:value-type="string">
            <text:p>select Name FrOm MediaTyp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4];[.F1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14];[.L1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</text:p>
          </table:table-cell>
          <table:table-cell table:style-name="ce19" office:value-type="string" calcext:value-type="string">
            <text:p>SELECT BillingAddress,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260" table:formula="of:=IF(EXACT([.E15];[.F1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15];[.L1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covered-table-cell table:style-name="ce223"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</text:p>
          </table:table-cell>
          <table:table-cell table:style-name="ce19" office:value-type="string" calcext:value-type="string">
            <text:p>SELECT InvoiceDate, BillingAddress,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6];[.F1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16];[.L1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268" office:value-type="string" calcext:value-type="string">
            <text:p>column ordering</text:p>
          </table:table-cell>
          <table:table-cell table:style-name="ce268" office:value-type="float" office:value="8" calcext:value-type="float">
            <text:p>8</text:p>
          </table:table-cell>
          <table:covered-table-cell table:style-name="ce63"/>
          <table:table-cell table:style-name="ce63" office:value-type="string" calcext:value-type="string">
            <text:p>SELECT BillingCity, BillingAddress <text:s/>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EXACT([.E17];[.F17]);0;1)" office:value-type="float" office:value="1" calcext:value-type="float">
            <text:p>1</text:p>
          </table:table-cell>
          <table:table-cell table:style-name="ce232" table:number-columns-repeated="2"/>
          <table:table-cell table:number-columns-repeated="2" table:style-name="ce271" office:value-type="float" office:value="1" calcext:value-type="float">
            <text:p>1</text:p>
          </table:table-cell>
          <table:table-cell table:formula="of:=IF(EXACT([.K17];[.L17]);0;1)" office:value-type="float" office:value="0" calcext:value-type="float">
            <text:p>0</text:p>
          </table:table-cell>
          <table:table-cell table:style-name="ce232"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19" office:value-type="string" calcext:value-type="string">
            <text:p>SELECT TrackId, Name, GenreId from Track ORDER BY GenreId ASC</text:p>
          </table:table-cell>
          <table:table-cell table:style-name="ce19" office:value-type="string" calcext:value-type="string">
            <text:p>SELECT TrackId, Name, GenreId from Track ORDER BY Genr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18];[.F1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18];[.L1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covered-table-cell table:style-name="ce269"/>
          <table:table-cell table:style-name="ce272" office:value-type="float" office:value="10" calcext:value-type="float">
            <text:p>10</text:p>
          </table:table-cell>
          <table:table-cell table:style-name="ce275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65" office:value-type="string" calcext:value-type="string">
            <text:p>SELECT TrackId, Name, GenreId from Track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65"/>
          <table:table-cell table:style-name="ce283" table:formula="of:=IF(EXACT([.E19];[.F19]);0;1)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2" table:style-name="ce269" office:value-type="float" office:value="1" calcext:value-type="float">
            <text:p>1</text:p>
          </table:table-cell>
          <table:table-cell table:formula="of:=IF(EXACT([.K19];[.L19]);0;1)" office:value-type="float" office:value="0" calcext:value-type="float">
            <text:p>0</text:p>
          </table:table-cell>
          <table:table-cell table:style-name="ce262" table:number-columns-repeated="1011"/>
        </table:table-row>
        <table:table-row table:style-name="ro2">
          <table:covered-table-cell table:style-name="ce269"/>
          <table:table-cell table:style-name="ce272" office:value-type="float" office:value="11" calcext:value-type="float">
            <text:p>11</text:p>
          </table:table-cell>
          <table:covered-table-cell table:style-name="ce65"/>
          <table:table-cell table:style-name="ce65" office:value-type="string" calcext:value-type="string">
            <text:p>SELECT TrackId, Name, GenreId from Track ORDER BY GenreId ASC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65"/>
          <table:table-cell table:style-name="ce283" table:formula="of:=IF(EXACT([.E20];[.F20]);0;1)" office:value-type="float" office:value="1" calcext:value-type="float">
            <text:p>1</text:p>
          </table:table-cell>
          <table:table-cell table:style-name="ce262" table:number-columns-repeated="2"/>
          <table:table-cell table:number-columns-repeated="2" table:style-name="ce269" office:value-type="float" office:value="1" calcext:value-type="float">
            <text:p>1</text:p>
          </table:table-cell>
          <table:table-cell table:formula="of:=IF(EXACT([.K20];[.L20]);0;1)" office:value-type="float" office:value="0" calcext:value-type="float">
            <text:p>0</text:p>
          </table:table-cell>
          <table:table-cell table:style-name="ce262" table:number-columns-repeated="1011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223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21];[.F2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21];[.L2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232 Obtained:469</text:p>
            <text:p/>
            <text:p>Output comparision</text:p>
            <text:p>Output mismatch by 237 rows</text:p>
          </table:table-cell>
          <table:table-cell table:style-name="ce260" table:formula="of:=IF(EXACT([.E22];[.F2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22];[.L2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2">
          <table:table-cell table:style-name="ce268" office:value-type="string" calcext:value-type="string" table:number-columns-spanned="1" table:number-rows-spanned="5">
            <text:p>Sub-Query/Join</text:p>
          </table:table-cell>
          <table:table-cell table:style-name="ce271" office:value-type="float" office:value="14" calcext:value-type="float">
            <text:p>14</text:p>
          </table:table-cell>
          <table:table-cell table:style-name="ce278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63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 office:value-type="string" calcext:value-type="string">
            <text:p>Query Output Analysis</text:p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rep_string_0</text:p>
          </table:table-cell>
          <table:table-cell table:style-name="ce283" table:formula="of:=IF(EXACT([.E23];[.F23]);0;1)"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2" table:style-name="ce271" office:value-type="float" office:value="0" calcext:value-type="float">
            <text:p>0</text:p>
          </table:table-cell>
          <table:table-cell table:formula="of:=IF(EXACT([.K23];[.L23]);0;1)" office:value-type="float" office:value="0" calcext:value-type="float">
            <text:p>0</text:p>
          </table:table-cell>
          <table:table-cell table:style-name="ce232" table:number-columns-repeated="1011"/>
        </table:table-row>
        <table:table-row table:style-name="ro11">
          <table:covered-table-cell table:style-name="ce223"/>
          <table:table-cell table:style-name="ce223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260" table:formula="of:=IF(EXACT([.E24];[.F2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24];[.L2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1">
          <table:covered-table-cell table:style-name="ce223"/>
          <table:table-cell table:style-name="ce223" office:value-type="float" office:value="16" calcext:value-type="float">
            <text:p>16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11 Obtained:11</text:p>
            <text:p/>
            <text:p>Output comparision</text:p>
            <text:p>Output matches exactly</text:p>
            <text:p/>
            <text:p>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260" table:formula="of:=IF(EXACT([.E25];[.F25]);0;1)" office:value-type="float" office:value="1" calcext:value-type="float">
            <text:p>1</text:p>
          </table:table-cell>
          <table:table-cell table:number-columns-repeated="2"/>
          <table:table-cell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25];[.L2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0">
          <table:covered-table-cell table:style-name="ce223"/>
          <table:table-cell table:style-name="ce223" office:value-type="float" office:value="17" calcext:value-type="float">
            <text:p>17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Missing Tables in query: rep_string_1</text:p>
            <text:p/>
            <text:p>Extra Tables in query: MediaType</text:p>
          </table:table-cell>
          <table:table-cell table:style-name="ce260" table:formula="of:=IF(EXACT([.E26];[.F26]);0;1)" office:value-type="float" office:value="1" calcext:value-type="float">
            <text:p>1</text:p>
          </table:table-cell>
          <table:table-cell table:number-columns-repeated="2"/>
          <table:table-cell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26];[.L2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2">
          <table:covered-table-cell table:style-name="ce223"/>
          <table:table-cell table:style-name="ce223" office:value-type="float" office:value="18" calcext:value-type="float">
            <text:p>18</text:p>
          </table:table-cell>
          <table:covered-table-cell table:style-name="ce19"/>
          <table:table-cell table:style-name="ce19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260" table:formula="of:=IF(EXACT([.E27];[.F27]);0;1)" office:value-type="float" office:value="1" calcext:value-type="float">
            <text:p>1</text:p>
          </table:table-cell>
          <table:table-cell table:number-columns-repeated="2"/>
          <table:table-cell table:style-name="ce289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27];[.L2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</text:p>
          </table:table-cell>
          <table:table-cell table:style-name="ce19" office:value-type="string" calcext:value-type="string">
            <text:p>SELECT <text:s/>PlaylistId FROM PlaylistTrack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Row count mismatched Expected:14 Obtained:8715</text:p>
            <text:p/>
            <text:p/>
          </table:table-cell>
          <table:table-cell table:style-name="ce260" table:formula="of:=IF(EXACT([.E28];[.F2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28];[.L2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223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19" office:value-type="string" calcext:value-type="string">
            <text:p>SELECT * FROM Employe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29];[.F2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29];[.L2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2">
          <table:covered-table-cell table:style-name="ce223"/>
          <table:table-cell table:style-name="ce223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</text:p>
            <text:p/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– Output comparision</text:p>
            <text:p>Output mismatch by rows</text:p>
            <text:p/>
            <text:p>Query Cluase Analysis</text:p>
            <text:p>Missing condition on columns: Title</text:p>
            <text:p/>
            <text:p>Extra condition on columns: ReportsTo</text:p>
          </table:table-cell>
          <table:table-cell table:style-name="ce260" table:formula="of:=IF(EXACT([.E30];[.F3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0];[.L3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2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19" office:value-type="string" calcext:value-type="string">
            <text:p>SELECT Email FROM Employee</text:p>
            <text:p>WHERE City = 'Calgary'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260" table:formula="of:=IF(EXACT([.E31];[.F3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1];[.L3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19" office:value-type="string" calcext:value-type="string">
            <text:p>SELECT LastName, FirstName, City FROM Employee</text:p>
            <text:p>WHERE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260" table:formula="of:=IF(EXACT([.E32];[.F3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2];[.L3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260" table:formula="of:=IF(EXACT([.E33];[.F3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3];[.L3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EXACT([.E34];[.F34]);0;1)" office:value-type="float" office:value="1" calcext:value-type="float">
            <text:p>1</text:p>
          </table:table-cell>
          <table:table-cell table:number-columns-repeated="2"/>
          <table:table-cell table:style-name="ce258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formula="of:=IF(EXACT([.K34];[.L3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covered-table-cell table:style-name="ce223"/>
          <table:table-cell table:style-name="ce223" office:value-type="float" office:value="26" calcext:value-type="float">
            <text:p>26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NOT City = 'Edmonton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5];[.F35]);0;1)" office:value-type="float" office:value="0" calcext:value-type="float">
            <text:p>0</text:p>
          </table:table-cell>
          <table:table-cell table:number-columns-repeated="2"/>
          <table:table-cell table:style-name="ce290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35];[.L3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223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19" office:value-type="string" calcext:value-type="string">
            <text:p>SELECT LastName, FirstName, City FROM Employee</text:p>
            <text:p>LIMIT 4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4</text:p>
            <text:p/>
            <text:p>Output comparision</text:p>
            <text:p>Output mismatch by 1 rows</text:p>
          </table:table-cell>
          <table:table-cell table:style-name="ce260" table:formula="of:=IF(EXACT([.E36];[.F3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6];[.L3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covered-table-cell table:style-name="ce223"/>
          <table:table-cell table:style-name="ce223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37];[.F3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37];[.L3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</text:p>
          </table:table-cell>
          <table:table-cell table:style-name="ce19" office:value-type="string" calcext:value-type="string">
            <text:p>SELECT UnitPrice FROM InvoiceLine LIMIT 1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244" office:value-type="string" calcext:value-type="string">
            <text:p>zufällig gleiches Ergebnis-Set aber andere Syntax &amp; Semantik → „Output comparision Output mismatch by rows“</text:p>
          </table:table-cell>
          <table:table-cell table:style-name="ce260" table:formula="of:=IF(EXACT([.E38];[.F38]);0;1)" office:value-type="float" office:value="0" calcext:value-type="float">
            <text:p>0</text:p>
          </table:table-cell>
          <table:table-cell table:number-columns-repeated="2"/>
          <table:table-cell table:style-name="ce25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38];[.L3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covered-table-cell table:style-name="ce223"/>
          <table:table-cell table:style-name="ce223" office:value-type="float" office:value="30" calcext:value-type="float">
            <text:p>30</text:p>
          </table:table-cell>
          <table:covered-table-cell table:style-name="ce19"/>
          <table:table-cell table:style-name="ce19" office:value-type="string" calcext:value-type="string">
            <text:p>SELECT MAX(UnitPrice) FROM InvoiceLin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„Output mismatch by rows“</text:p>
          </table:table-cell>
          <table:table-cell table:style-name="ce260" table:formula="of:=IF(EXACT([.E39];[.F39]);0;1)" office:value-type="float" office:value="0" calcext:value-type="float">
            <text:p>0</text:p>
          </table:table-cell>
          <table:table-cell table:number-columns-repeated="2"/>
          <table:table-cell table:style-name="ce25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39];[.L3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covered-table-cell table:style-name="ce223"/>
          <table:table-cell table:style-name="ce223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</text:p>
          </table:table-cell>
          <table:table-cell table:style-name="ce19" office:value-type="string" calcext:value-type="string">
            <text:p>SELECT UnitPrice FROM InvoiceLine LIMIT 1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„Output mismatch by rows“</text:p>
          </table:table-cell>
          <table:table-cell table:style-name="ce260" table:formula="of:=IF(EXACT([.E40];[.F40]);0;1)" office:value-type="float" office:value="0" calcext:value-type="float">
            <text:p>0</text:p>
          </table:table-cell>
          <table:table-cell table:number-columns-repeated="2"/>
          <table:table-cell table:style-name="ce257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formula="of:=IF(EXACT([.K40];[.L4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table-cell table:style-name="ce223" office:value-type="string" calcext:value-type="string">
            <text:p>count</text:p>
          </table:table-cell>
          <table:table-cell table:style-name="ce223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</text:p>
            <text:p/>
          </table:table-cell>
          <table:table-cell table:style-name="ce19" office:value-type="string" calcext:value-type="string">
            <text:p>SELECT UnitPrice FROM InvoiceLine WHERE UnitPrice = 0.99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41];[.F4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1];[.L4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23" office:value-type="string" calcext:value-type="string">
            <text:p>avg</text:p>
          </table:table-cell>
          <table:table-cell table:style-name="ce223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</text:p>
            <text:p/>
          </table:table-cell>
          <table:table-cell table:style-name="ce20" office:value-type="string" calcext:value-type="string" table:number-columns-spanned="1" table:number-rows-spanned="2">
            <text:p>SELECT Total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42];[.F4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2];[.L4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3" office:value-type="string" calcext:value-type="string">
            <text:p>sum</text:p>
          </table:table-cell>
          <table:table-cell table:style-name="ce223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</text:p>
          </table:table-cell>
          <table:covered-table-cell table:style-name="ce19"/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EXACT([.E43];[.F4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3];[.L4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223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</text:p>
          </table:table-cell>
          <table:table-cell table:style-name="ce19" office:value-type="string" calcext:value-type="string">
            <text:p>SELECT ArtistId, Name FROM Artist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260" table:formula="of:=IF(EXACT([.E44];[.F4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4];[.L4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</text:p>
          </table:table-cell>
          <table:table-cell table:style-name="ce19" office:value-type="string" calcext:value-type="string">
            <text:p>SELECT ArtistId, Name FROM Artist</text:p>
            <text:p>WHERE Name LIKE 'San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9 Obtained:10</text:p>
            <text:p/>
            <text:p>Output comparision</text:p>
            <text:p>Output mismatch by 1 rows</text:p>
          </table:table-cell>
          <table:table-cell table:style-name="ce260" table:formula="of:=IF(EXACT([.E45];[.F4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5];[.L4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</text:p>
            <text:p/>
          </table:table-cell>
          <table:table-cell table:style-name="ce19" office:value-type="string" calcext:value-type="string">
            <text:p>SELECT ArtistId, Name FROM Artist</text:p>
            <text:p>WHERE Name LIKE 'M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20</text:p>
            <text:p/>
            <text:p>Output comparision</text:p>
            <text:p>Output mismatch by 17 rows</text:p>
          </table:table-cell>
          <table:table-cell table:style-name="ce260" table:formula="of:=IF(EXACT([.E46];[.F4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6];[.L4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</text:p>
          </table:table-cell>
          <table:table-cell table:style-name="ce19" office:value-type="string" calcext:value-type="string">
            <text:p>SELECT ArtistId, Name FROM Artist</text:p>
            <text:p>WHERE Name LIKE '_%'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3 Obtained:275</text:p>
            <text:p/>
            <text:p>Output comparision</text:p>
            <text:p>Output mismatch by 272 rows</text:p>
          </table:table-cell>
          <table:table-cell table:style-name="ce260" table:formula="of:=IF(EXACT([.E47];[.F4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47];[.L4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223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19" office:value-type="string" calcext:value-type="string">
            <text:p>SELECT InvoiceId, InvoiceDate, BillingCountr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: SyntaxError: Expected "$", "(", or WHITE_SPACE but "r" found.</text:p>
            <text:p/>
          </table:table-cell>
          <table:table-cell table:style-name="ce260" table:formula="of:=IF(EXACT([.E48];[.F48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48];[.L4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3">
          <table:covered-table-cell table:style-name="ce223"/>
          <table:table-cell table:style-name="ce223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: SyntaxError: Expected "$", "(", or WHITE_SPACE but "r" found.</text:p>
            <text:p/>
          </table:table-cell>
          <table:table-cell table:style-name="ce260" table:formula="of:=IF(EXACT([.E49];[.F49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49];[.L4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223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19" office:value-type="string" calcext:value-type="string">
            <text:p>SELECT InvoiceId, InvoiceDate, BillingCountr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</table:table-cell>
          <table:table-cell table:style-name="ce260" table:formula="of:=IF(EXACT([.E50];[.F5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50];[.L5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3 Obtained:20</text:p>
            <text:p/>
            <text:p>Output comparision</text:p>
            <text:p>Output mismatch by 7 rows</text:p>
          </table:table-cell>
          <table:table-cell table:style-name="ce260" table:formula="of:=IF(EXACT([.E51];[.F5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51];[.L5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covered-table-cell table:style-name="ce223"/>
          <table:table-cell table:style-name="ce223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</text:p>
          </table:table-cell>
          <table:table-cell table:style-name="ce19" office:value-type="string" calcext:value-type="string">
            <text:p>SELECT InvoiceId, CustomerId FROM Invoice</text:p>
            <text:p>WHERE InvoiceId between 0 AND 120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51 Obtained:120</text:p>
            <text:p/>
            <text:p>Output comparision</text:p>
            <text:p>Output mismatch by 69 rows</text:p>
          </table:table-cell>
          <table:table-cell table:style-name="ce260" table:formula="of:=IF(EXACT([.E52];[.F5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52];[.L5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</text:p>
          </table:table-cell>
          <table:table-cell table:style-name="ce19" office:value-type="string" calcext:value-type="string">
            <text:p>SELECT Name AS Genre FROM Genre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EXACT([.E53];[.F5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float" office:value="1" calcext:value-type="float">
            <text:p>1</text:p>
          </table:table-cell>
          <table:table-cell table:formula="of:=IF(EXACT([.K53];[.L5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7">
          <table:table-cell table:style-name="ce268" office:value-type="string" calcext:value-type="string" table:number-columns-spanned="1" table:number-rows-spanned="3">
            <text:p>union</text:p>
          </table:table-cell>
          <table:table-cell table:style-name="ce271" office:value-type="float" office:value="45" calcext:value-type="float">
            <text:p>45</text:p>
          </table:table-cell>
          <table:table-cell table:style-name="ce278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63" office:value-type="string" calcext:value-type="string">
            <text:p>SELECT City FROM Customer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283" table:formula="of:=IF(EXACT([.E54];[.F54]);0;1)"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2" table:style-name="ce271" office:value-type="float" office:value="0" calcext:value-type="float">
            <text:p>0</text:p>
          </table:table-cell>
          <table:table-cell table:formula="of:=IF(EXACT([.K54];[.L54]);0;1)" office:value-type="float" office:value="0" calcext:value-type="float">
            <text:p>0</text:p>
          </table:table-cell>
          <table:table-cell table:style-name="ce232" table:number-columns-repeated="1011"/>
        </table:table-row>
        <table:table-row table:style-name="ro7">
          <table:covered-table-cell table:style-name="ce271"/>
          <table:table-cell table:style-name="ce271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63" office:value-type="string" calcext:value-type="string">
            <text:p>Output rowcount</text:p>
            <text:p>Row count mismatched Expected:55 Obtained:53</text:p>
            <text:p/>
            <text:p>Output comparision</text:p>
            <text:p>Output mismatch by 2 rows</text:p>
          </table:table-cell>
          <table:table-cell table:style-name="ce283" table:formula="of:=IF(EXACT([.E55];[.F55]);0;1)"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2" table:style-name="ce271" office:value-type="float" office:value="0" calcext:value-type="float">
            <text:p>0</text:p>
          </table:table-cell>
          <table:table-cell table:formula="of:=IF(EXACT([.K55];[.L55]);0;1)" office:value-type="float" office:value="0" calcext:value-type="float">
            <text:p>0</text:p>
          </table:table-cell>
          <table:table-cell table:style-name="ce232" table:number-columns-repeated="1011"/>
        </table:table-row>
        <table:table-row table:style-name="ro6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error</text:p>
          </table:table-cell>
          <table:table-cell table:style-name="ce63" office:value-type="string" calcext:value-type="string">
            <text:p>UNION ALL crashes app:  SyntaxError: Expected "(", "SELECT", or WHITE_SPACE but "A" found.</text:p>
            <text:p/>
          </table:table-cell>
          <table:table-cell table:style-name="ce260" table:formula="of:=IF(EXACT([.E56];[.F5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71" office:value-type="string" calcext:value-type="string">
            <text:p>error</text:p>
          </table:table-cell>
          <table:table-cell table:formula="of:=IF(EXACT([.K56];[.L5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 office:value-type="string" calcext:value-type="string">
            <text:p>SELECT InvoiceId, CustomerId, count(CustomerId) FROM Invoice GROUP BY CustomerId;</text:p>
          </table:table-cell>
          <table:table-cell table:style-name="ce288" office:value-type="string" calcext:value-type="string">
            <text:p>SELECT InvoiceId, CustomerId, count(CustomerId) FROM Invoice</text:p>
            <text:p>GROUP BY InvoiceId</text:p>
          </table:table-cell>
          <table:table-cell table:style-name="ce255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26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7">
          <table:covered-table-cell table:style-name="ce223"/>
          <table:table-cell table:style-name="ce223" office:value-type="float" office:value="50" calcext:value-type="float">
            <text:p>50</text:p>
          </table:table-cell>
          <table:table-cell table:style-name="ce20" office:value-type="string" calcext:value-type="string">
            <text:p>SELECT CustomerId, count(CustomerId) FROM Invoice</text:p>
            <text:p>group by CustomerId</text:p>
            <text:p>having count(CustomerId) &lt; 7</text:p>
          </table:table-cell>
          <table:table-cell table:style-name="ce19" office:value-type="string" calcext:value-type="string">
            <text:p>SELECT CustomerId, count(CustomerId) FROM Invoice</text:p>
            <text:p>group by CustomerId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 Obtained:59</text:p>
            <text:p/>
            <text:p>Output comparision</text:p>
            <text:p><text:span text:style-name="T1">Output mismatch by rows – Missing condition on columns: CustomerId</text:span></text:p>
          </table:table-cell>
          <table:table-cell table:style-name="ce260" table:formula="of:=IF(EXACT([.E58];[.F5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58];[.L5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8">
          <table:covered-table-cell table:style-name="ce223"/>
          <table:table-cell table:style-name="ce223" office:value-type="float" office:value="51" calcext:value-type="float">
            <text:p>51</text:p>
          </table:table-cell>
          <table: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260" table:formula="of:=IF(EXACT([.E59];[.F5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59];[.L5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SyntaxError: Expected "(" or WHITE_SPACE but "r" found.</text:p>
            <text:p/>
          </table:table-cell>
          <table:table-cell table:style-name="ce260" table:formula="of:=IF(EXACT([.E60];[.F60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60];[.L6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SyntaxError: Expected "(" or WHITE_SPACE but "r" found.</text:p>
            <text:p/>
          </table:table-cell>
          <table:table-cell table:style-name="ce260" table:formula="of:=IF(EXACT([.E61];[.F61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61];[.L6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covered-table-cell table:style-name="ce223"/>
          <table:table-cell table:style-name="ce223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SyntaxError: Expected "(" or WHITE_SPACE but "r" found.</text:p>
            <text:p/>
          </table:table-cell>
          <table:table-cell table:style-name="ce260" table:formula="of:=IF(EXACT([.E62];[.F62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62];[.L6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0">
          <table:table-cell table:style-name="ce247" office:value-type="string" calcext:value-type="string" table:number-columns-spanned="1" table:number-rows-spanned="3">
            <text:p>Inner, left, self join</text:p>
          </table:table-cell>
          <table:table-cell table:style-name="ce247" office:value-type="float" office:value="55" calcext:value-type="float">
            <text:p>55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255" office:value-type="float" office:value="1" calcext:value-type="float">
            <text:p>1</text:p>
          </table:table-cell>
          <table:table-cell table:style-name="ce281" office:value-type="string" calcext:value-type="string">
            <text:p>error</text:p>
          </table:table-cell>
          <table:table-cell table:style-name="ce279" office:value-type="string" calcext:value-type="string">
            <text:p>Failed to failed to extract SQL clauses due to error in parsing</text:p>
            <text:p/>
            <text:p>Query Output Analysis</text:p>
            <text:p>Output rowcount</text:p>
            <text:p>Row count matched Expected:8715 Obtained:8715</text:p>
            <text:p/>
            <text:p>Output comparision</text:p>
            <text:p>Failed to compare output due to error in parsing</text:p>
          </table:table-cell>
          <table:table-cell table:style-name="ce260" table:formula="of:=IF(EXACT([.E63];[.F63]);0;1)" office:value-type="float" office:value="1" calcext:value-type="float">
            <text:p>1</text:p>
          </table:table-cell>
          <table:table-cell table:style-name="ce263" table:number-columns-repeated="2"/>
          <table:table-cell table:number-columns-repeated="2" table:style-name="ce281" office:value-type="string" calcext:value-type="string">
            <text:p>error</text:p>
          </table:table-cell>
          <table:table-cell table:formula="of:=IF(EXACT([.K63];[.L63]);0;1)" office:value-type="float" office:value="0" calcext:value-type="float">
            <text:p>0</text:p>
          </table:table-cell>
          <table:table-cell table:style-name="ce263" table:number-columns-repeated="4"/>
          <table:table-cell table:style-name="ce267" table:number-columns-repeated="1007"/>
        </table:table-row>
        <table:table-row table:style-name="ro9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SyntaxError: Expected "JOIN" or WHITE_SPACE but "O" found.</text:p>
            <text:p/>
          </table:table-cell>
          <table:table-cell table:style-name="ce260" table:formula="of:=IF(EXACT([.E64];[.F64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string" calcext:value-type="string">
            <text:p>error</text:p>
          </table:table-cell>
          <table:table-cell table:formula="of:=IF(EXACT([.K64];[.L6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8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Output rowcount</text:p>
            <text:p>Row count matched Expected:12 Obtained:12</text:p>
            <text:p/>
            <text:p>Output comparision</text:p>
            <text:p>Output mismatch by 24 rows</text:p>
          </table:table-cell>
          <table:table-cell table:style-name="ce260" table:formula="of:=IF(EXACT([.E65];[.F65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23" office:value-type="float" office:value="0" calcext:value-type="float">
            <text:p>0</text:p>
          </table:table-cell>
          <table:table-cell table:formula="of:=IF(EXACT([.K65];[.L6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string" calcext:value-type="string">
            <text:p>error</text:p>
          </table:table-cell>
          <table:table-cell table:style-name="ce19" office:value-type="string" calcext:value-type="string">
            <text:p>Failed to compare output due to error in parsing</text:p>
          </table:table-cell>
          <table:table-cell table:style-name="ce260" table:formula="of:=IF(EXACT([.E66];[.F66]);0;1)" office:value-type="float" office:value="1" calcext:value-type="float">
            <text:p>1</text:p>
          </table:table-cell>
          <table:table-cell table:number-columns-repeated="2"/>
          <table:table-cell table:style-name="ce273" office:value-type="string" calcext:value-type="string">
            <text:p>error</text:p>
          </table:table-cell>
          <table:table-cell table:style-name="ce223" office:value-type="string" calcext:value-type="string">
            <text:p>error</text:p>
          </table:table-cell>
          <table:table-cell table:formula="of:=IF(EXACT([.K66];[.L6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82" office:value-type="string" calcext:value-type="string">
            <text:p>Expected != actual: </text:p>
          </table:table-cell>
          <table:table-cell table:formula="of:=SUM([.H10:.H66])" office:value-type="float" office:value="22" calcext:value-type="float">
            <text:p>22</text:p>
          </table:table-cell>
          <table:table-cell table:style-name="ce219" table:formula="of:=ROUND([.H68]/(COUNTIF([.E10:.E66];&quot;&lt;&gt;''&quot;));3)*100" office:value-type="float" office:value="38.6" calcext:value-type="float">
            <text:p>38,6</text:p>
          </table:table-cell>
          <table:table-cell/>
          <table:table-cell office:value-type="string" calcext:value-type="string">
            <text:p>diff=</text:p>
          </table:table-cell>
          <table:table-cell table:formula="of:=SUM([.M10:.M6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style-name="ce260" table:formula="of:=COUNTIF([.F10:.F66];&quot;error&quot;)+COUNTIF([.F10:.F66];&quot;unknown&quot;)" office:value-type="float" office:value="10" calcext:value-type="float">
            <text:p>10</text:p>
          </table:table-cell>
          <table:table-cell table:style-name="ce219" table:formula="of:=ROUND([.H69]/(COUNTIF([.E10:.E66];&quot;&lt;&gt;''&quot;));3)*100" office:value-type="float" office:value="17.5" calcext:value-type="float">
            <text:p>17,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Data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11" table:default-cell-style-name="ce219"/>
        <table:table-column table:style-name="co8" table:default-cell-style-name="ce229"/>
        <table:table-column table:style-name="co5" table:number-columns-repeated="1017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XData, pm = tru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3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;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10];[.F10]); AND(EXACT([.E10];&quot;pm&quot;); VALUE([.F10]) &gt; 0; VALUE([.F1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9" office:value-type="string" calcext:value-type="string">
            <text:p>SELECT * FROM Album;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11];[.F11]); AND(EXACT([.E11];&quot;pm&quot;); VALUE([.F11]) &gt; 0; VALUE([.F1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89" office:value-type="string" calcext:value-type="string">
            <text:p>where: same semantic, minimal syntax change</text:p>
          </table:table-cell>
          <table:table-cell table:style-name="ce294" office:value-type="float" office:value="3" calcext:value-type="float">
            <text:p>3</text:p>
          </table:table-cell>
          <table:table-cell table:style-name="ce286" office:value-type="string" calcext:value-type="string">
            <text:p>SELECT TrackId FROM PlaylistTrack </text:p>
            <text:p>WHERE TrackId &lt; 100;</text:p>
          </table:table-cell>
          <table:table-cell table:style-name="ce286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6" office:value-type="string" calcext:value-type="string">
            <text:p>empty generated dataset options</text:p>
          </table:table-cell>
          <table:table-cell table:style-name="ce260" table:formula="of:=IF(OR(EXACT([.E12];[.F12]); AND(EXACT([.E12];&quot;pm&quot;); VALUE([.F12]) &gt; 0; VALUE([.F12]) &lt; 1) );0;1)" office:value-type="float" office:value="0" calcext:value-type="float">
            <text:p>0</text:p>
          </table:table-cell>
          <table:table-cell table:style-name="ce318" table:number-columns-repeated="1016"/>
        </table:table-row>
        <table:table-row table:style-name="ro1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13];[.F13]); AND(EXACT([.E13];&quot;pm&quot;); VALUE([.F13]) &gt; 0; VALUE([.F13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9" office:value-type="string" calcext:value-type="string">
            <text:p>select Name FrOm MediaType;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14];[.F14]); AND(EXACT([.E14];&quot;pm&quot;); VALUE([.F14]) &gt; 0; VALUE([.F1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83" office:value-type="string" calcext:value-type="string" table:number-columns-spanned="1" table:number-rows-spanned="2">
            <text:p>column count differing</text:p>
          </table:table-cell>
          <table:table-cell table:style-name="ce294" office:value-type="float" office:value="6" calcext:value-type="float">
            <text:p>6</text:p>
          </table:table-cell>
          <table:table-cell table:style-name="ce286" office:value-type="string" calcext:value-type="string">
            <text:p>SELECT InvoiceDate, BillingAddress, BillingCity FROM Invoice;</text:p>
          </table:table-cell>
          <table:table-cell table:style-name="ce286" office:value-type="string" calcext:value-type="string">
            <text:p>SELECT BillingAddress, BillingCity FROM Invoice;</text:p>
          </table:table-cell>
          <table:table-cell table:style-name="ce289" office:value-type="string" calcext:value-type="string">
            <text:p>pm</text:p>
          </table:table-cell>
          <table:table-cell table:style-name="ce289" office:value-type="float" office:value="0.75" calcext:value-type="float">
            <text:p>0,75</text:p>
          </table:table-cell>
          <table:table-cell table:style-name="ce286" office:value-type="string" calcext:value-type="string">
            <text:p>empty generated dataset options</text:p>
          </table:table-cell>
          <table:table-cell table:style-name="ce260" table:formula="of:=IF(OR(EXACT([.E15];[.F15]); AND(EXACT([.E15];&quot;pm&quot;); VALUE([.F15]) &gt; 0; VALUE([.F15]) &lt; 1) );0;1)" office:value-type="float" office:value="0" calcext:value-type="float">
            <text:p>0</text:p>
          </table:table-cell>
          <table:table-cell table:style-name="ce318" table:number-columns-repeated="1016"/>
        </table:table-row>
        <table:table-row table:style-name="ro4">
          <table:covered-table-cell table:style-name="ce289"/>
          <table:table-cell table:style-name="ce294" office:value-type="float" office:value="7" calcext:value-type="float">
            <text:p>7</text:p>
          </table:table-cell>
          <table:table-cell table:style-name="ce304" office:value-type="string" calcext:value-type="string" table:number-columns-spanned="1" table:number-rows-spanned="2">
            <text:p>SELECT BillingAddress, BillingCity FROM Invoice;</text:p>
          </table:table-cell>
          <table:table-cell table:style-name="ce286" office:value-type="string" calcext:value-type="string">
            <text:p>SELECT InvoiceDate, BillingAddress, BillingCity FROM Invoice;</text:p>
          </table:table-cell>
          <table:table-cell table:style-name="ce289" office:value-type="string" calcext:value-type="string">
            <text:p>pm</text:p>
          </table:table-cell>
          <table:table-cell table:style-name="ce289" office:value-type="float" office:value="0.833333" calcext:value-type="float">
            <text:p>0,833333</text:p>
          </table:table-cell>
          <table:table-cell table:style-name="ce286" office:value-type="string" calcext:value-type="string">
            <text:p>empty generated dataset options</text:p>
          </table:table-cell>
          <table:table-cell table:style-name="ce260" table:formula="of:=IF(OR(EXACT([.E16];[.F16]); AND(EXACT([.E16];&quot;pm&quot;); VALUE([.F16]) &gt; 0; VALUE([.F16]) &lt; 1) );0;1)" office:value-type="float" office:value="0" calcext:value-type="float">
            <text:p>0</text:p>
          </table:table-cell>
          <table:table-cell table:style-name="ce318" table:number-columns-repeated="1016"/>
        </table:table-row>
        <table:table-row table:style-name="ro5">
          <table:table-cell table:style-name="ce268" office:value-type="string" calcext:value-type="string">
            <text:p>column ordering</text:p>
          </table:table-cell>
          <table:table-cell table:style-name="ce268" office:value-type="float" office:value="8" calcext:value-type="float">
            <text:p>8</text:p>
          </table:table-cell>
          <table:covered-table-cell table:style-name="ce63"/>
          <table:table-cell table:style-name="ce63" office:value-type="string" calcext:value-type="string">
            <text:p>SELECT BillingCity, BillingAddress <text:s/>FROM Invoice;</text:p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OR(EXACT([.E17];[.F17]); AND(EXACT([.E17];&quot;pm&quot;); VALUE([.F17]) &gt; 0; VALUE([.F17]) &lt; 1) 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3">
          <table:table-cell table:style-name="ce83" office:value-type="string" calcext:value-type="string" table:number-columns-spanned="1" table:number-rows-spanned="3">
            <text:p>order by</text:p>
          </table:table-cell>
          <table:table-cell table:style-name="ce294" office:value-type="float" office:value="9" calcext:value-type="float">
            <text:p>9</text:p>
          </table:table-cell>
          <table:table-cell table:style-name="ce286" office:value-type="string" calcext:value-type="string">
            <text:p>SELECT TrackId, Name, GenreId from Track ORDER BY GenreId ASC;</text:p>
          </table:table-cell>
          <table:table-cell table:style-name="ce286" office:value-type="string" calcext:value-type="string">
            <text:p>SELECT TrackId, Name, GenreId from Track ORDER BY GenreId;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6" office:value-type="string" calcext:value-type="string">
            <text:p>empty generated dataset options</text:p>
          </table:table-cell>
          <table:table-cell table:style-name="ce260" table:formula="of:=IF(OR(EXACT([.E18];[.F18]); AND(EXACT([.E18];&quot;pm&quot;); VALUE([.F18]) &gt; 0; VALUE([.F18]) &lt; 1) );0;1)" office:value-type="float" office:value="0" calcext:value-type="float">
            <text:p>0</text:p>
          </table:table-cell>
          <table:table-cell table:style-name="ce318" table:number-columns-repeated="1016"/>
        </table:table-row>
        <table:table-row table:style-name="ro3">
          <table:covered-table-cell table:style-name="ce295"/>
          <table:table-cell table:style-name="ce302" office:value-type="float" office:value="10" calcext:value-type="float">
            <text:p>10</text:p>
          </table:table-cell>
          <table:table-cell table:style-name="ce305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313" office:value-type="string" calcext:value-type="string">
            <text:p>SELECT TrackId, Name, GenreId from Track;</text:p>
          </table:table-cell>
          <table:table-cell table:style-name="ce289" office:value-type="float" office:value="0" calcext:value-type="float">
            <text:p>0</text:p>
          </table:table-cell>
          <table:table-cell table:style-name="ce295" office:value-type="float" office:value="1" calcext:value-type="float">
            <text:p>1</text:p>
          </table:table-cell>
          <table:table-cell table:style-name="ce286" office:value-type="string" calcext:value-type="string">
            <text:p>empty generated dataset options</text:p>
          </table:table-cell>
          <table:table-cell table:style-name="ce260" table:formula="of:=IF(OR(EXACT([.E19];[.F19]); AND(EXACT([.E19];&quot;pm&quot;); VALUE([.F19]) &gt; 0; VALUE([.F19]) &lt; 1) );0;1)" office:value-type="float" office:value="1" calcext:value-type="float">
            <text:p>1</text:p>
          </table:table-cell>
          <table:table-cell table:style-name="ce319" table:number-columns-repeated="1016"/>
        </table:table-row>
        <table:table-row table:style-name="ro3">
          <table:covered-table-cell table:style-name="ce269"/>
          <table:table-cell table:style-name="ce272" office:value-type="float" office:value="11" calcext:value-type="float">
            <text:p>11</text:p>
          </table:table-cell>
          <table:covered-table-cell table:style-name="ce65"/>
          <table:table-cell table:style-name="ce65" office:value-type="string" calcext:value-type="string">
            <text:p>SELECT TrackId, Name, GenreId from Track ORDER BY GenreId ASC;</text:p>
          </table:table-cell>
          <table:table-cell table:style-name="ce271" office:value-type="string" calcext:value-type="string">
            <text:p>pm</text:p>
          </table:table-cell>
          <table:table-cell table:style-name="ce269" office:value-type="float" office:value="1" calcext:value-type="float">
            <text:p>1</text:p>
          </table:table-cell>
          <table:table-cell table:style-name="ce63" office:value-type="string" calcext:value-type="string">
            <text:p>empty generated dataset options</text:p>
          </table:table-cell>
          <table:table-cell table:style-name="ce283" table:formula="of:=IF(OR(EXACT([.E20];[.F20]); AND(EXACT([.E20];&quot;pm&quot;); VALUE([.F20]) &gt; 0; VALUE([.F20]) &lt; 1) 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18">
          <table:table-cell table:style-name="ce83" office:value-type="string" calcext:value-type="string" table:number-columns-spanned="1" table:number-rows-spanned="2">
            <text:p>Redundanzen</text:p>
          </table:table-cell>
          <table:table-cell table:style-name="ce289" office:value-type="float" office:value="12" calcext:value-type="float">
            <text:p>12</text:p>
          </table:table-cell>
          <table:table-cell table:style-name="ce304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86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6"/>
          <table:table-cell table:style-name="ce260" table:formula="of:=IF(OR(EXACT([.E21];[.F21]); AND(EXACT([.E21];&quot;pm&quot;); VALUE([.F21]) &gt; 0; VALUE([.F21]) &lt; 1) );0;1)" office:value-type="float" office:value="0" calcext:value-type="float">
            <text:p>0</text:p>
          </table:table-cell>
          <table:table-cell table:style-name="ce318" table:number-columns-repeated="1016"/>
        </table:table-row>
        <table:table-row table:style-name="ro26">
          <table:covered-table-cell table:style-name="ce271"/>
          <table:table-cell table:style-name="ce271" office:value-type="float" office:value="13" calcext:value-type="float">
            <text:p>13</text:p>
          </table:table-cell>
          <table:covered-table-cell table:style-name="ce63"/>
          <table:table-cell table:style-name="ce63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0.166667" calcext:value-type="float">
            <text:p>0,166667</text:p>
          </table:table-cell>
          <table:table-cell table:style-name="ce63"/>
          <table:table-cell table:style-name="ce283" table:formula="of:=IF(OR(EXACT([.E22];[.F22]); AND(EXACT([.E22];&quot;pm&quot;); VALUE([.F22]) &gt; 0; VALUE([.F22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29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223" office:value-type="float" office:value="14" calcext:value-type="float">
            <text:p>14</text:p>
          </table:table-cell>
          <table:table-cell table:style-name="ce2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1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727273" calcext:value-type="float">
            <text:p>0,727273</text:p>
          </table:table-cell>
          <table:table-cell table:style-name="ce19"/>
          <table:table-cell table:style-name="ce260" table:formula="of:=IF(OR(EXACT([.E23];[.F23]); AND(EXACT([.E23];&quot;pm&quot;); VALUE([.F23]) &gt; 0; VALUE([.F23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7">
          <table:covered-table-cell table:style-name="ce271"/>
          <table:table-cell table:style-name="ce271" office:value-type="float" office:value="15" calcext:value-type="float">
            <text:p>15</text:p>
          </table:table-cell>
          <table:covered-table-cell table:style-name="ce63"/>
          <table:table-cell table:style-name="ce63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0.727273" calcext:value-type="float">
            <text:p>0,727273</text:p>
          </table:table-cell>
          <table:table-cell table:style-name="ce63"/>
          <table:table-cell table:style-name="ce283" table:formula="of:=IF(OR(EXACT([.E24];[.F24]); AND(EXACT([.E24];&quot;pm&quot;); VALUE([.F24]) &gt; 0; VALUE([.F24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24">
          <table:covered-table-cell table:style-name="ce271"/>
          <table:table-cell table:style-name="ce271" office:value-type="float" office:value="16" calcext:value-type="float">
            <text:p>16</text:p>
          </table:table-cell>
          <table:covered-table-cell table:style-name="ce63"/>
          <table:table-cell table:style-name="ce63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OR(EXACT([.E25];[.F25]); AND(EXACT([.E25];&quot;pm&quot;); VALUE([.F25]) &gt; 0; VALUE([.F25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24">
          <table:covered-table-cell table:style-name="ce271"/>
          <table:table-cell table:style-name="ce271" office:value-type="float" office:value="17" calcext:value-type="float">
            <text:p>17</text:p>
          </table:table-cell>
          <table:covered-table-cell table:style-name="ce63"/>
          <table:table-cell table:style-name="ce63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OR(EXACT([.E26];[.F26]); AND(EXACT([.E26];&quot;pm&quot;); VALUE([.F26]) &gt; 0; VALUE([.F26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30">
          <table:covered-table-cell table:style-name="ce271"/>
          <table:table-cell table:style-name="ce271" office:value-type="float" office:value="18" calcext:value-type="float">
            <text:p>18</text:p>
          </table:table-cell>
          <table:covered-table-cell table:style-name="ce63"/>
          <table:table-cell table:style-name="ce63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63"/>
          <table:table-cell table:style-name="ce283" table:formula="of:=IF(OR(EXACT([.E27];[.F27]); AND(EXACT([.E27];&quot;pm&quot;); VALUE([.F27]) &gt; 0; VALUE([.F27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3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;</text:p>
          </table:table-cell>
          <table:table-cell table:style-name="ce19" office:value-type="string" calcext:value-type="string">
            <text:p>SELECT <text:s/>PlaylistId FROM PlaylistTrack;</text:p>
          </table:table-cell>
          <table:table-cell table:style-name="ce223" office:value-type="float" office:value="0" calcext:value-type="float">
            <text:p>0</text:p>
          </table:table-cell>
          <table:table-cell table:style-name="ce223" office:value-type="float" office:value="0.666667" calcext:value-type="float">
            <text:p>0,666667</text:p>
          </table:table-cell>
          <table:table-cell table:style-name="ce19"/>
          <table:table-cell table:style-name="ce260" table:formula="of:=IF(OR(EXACT([.E28];[.F28]); AND(EXACT([.E28];&quot;pm&quot;); VALUE([.F28]) &gt; 0; VALUE([.F2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45" office:value-type="string" calcext:value-type="string" table:number-columns-spanned="1" table:number-rows-spanned="3">
            <text:p>where, and</text:p>
          </table:table-cell>
          <table:table-cell table:style-name="ce257" office:value-type="float" office:value="20" calcext:value-type="float">
            <text:p>20</text:p>
          </table:table-cell>
          <table:table-cell table:style-name="ce306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38" office:value-type="string" calcext:value-type="string">
            <text:p>SELECT * FROM Employee;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0.842105" calcext:value-type="float">
            <text:p>0,842105</text:p>
          </table:table-cell>
          <table:table-cell table:style-name="ce38"/>
          <table:table-cell table:style-name="ce316" table:formula="of:=IF(OR(EXACT([.E29];[.F29]); AND(EXACT([.E29];&quot;pm&quot;); VALUE([.F29]) &gt; 0; VALUE([.F29]) &lt; 1) );0;1)" office:value-type="float" office:value="1" calcext:value-type="float">
            <text:p>1</text:p>
          </table:table-cell>
          <table:table-cell table:style-name="ce264" table:number-columns-repeated="1016"/>
        </table:table-row>
        <table:table-row table:style-name="ro18">
          <table:covered-table-cell table:style-name="ce271"/>
          <table:table-cell table:style-name="ce271" office:value-type="float" office:value="21" calcext:value-type="float">
            <text:p>21</text:p>
          </table:table-cell>
          <table:covered-table-cell table:style-name="ce63"/>
          <table:table-cell table:style-name="ce63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1" calcext:value-type="float">
            <text:p>1</text:p>
          </table:table-cell>
          <table:table-cell table:style-name="ce315" office:value-type="string" calcext:value-type="string">
            <text:p>zufällig gleiches Ergebnis-Set aber andere Syntax &amp; Semantik</text:p>
          </table:table-cell>
          <table:table-cell table:style-name="ce283" table:formula="of:=IF(OR(EXACT([.E30];[.F30]); AND(EXACT([.E30];&quot;pm&quot;); VALUE([.F30]) &gt; 0; VALUE([.F30]) &lt; 1) 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14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19" office:value-type="string" calcext:value-type="string">
            <text:p>SELECT Email FROM Employee</text:p>
            <text:p>WHERE City = 'Calgary';</text:p>
            <text:p/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625" calcext:value-type="float">
            <text:p>0,625</text:p>
          </table:table-cell>
          <table:table-cell table:style-name="ce19"/>
          <table:table-cell table:style-name="ce260" table:formula="of:=IF(OR(EXACT([.E31];[.F31]); AND(EXACT([.E31];&quot;pm&quot;); VALUE([.F31]) &gt; 0; VALUE([.F3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19" office:value-type="string" calcext:value-type="string">
            <text:p>SELECT LastName, FirstName, City FROM Employee</text:p>
            <text:p>WHERE City = 'Edmonton'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7" calcext:value-type="float">
            <text:p>0,7</text:p>
          </table:table-cell>
          <table:table-cell table:style-name="ce19"/>
          <table:table-cell table:style-name="ce260" table:formula="of:=IF(OR(EXACT([.E32];[.F32]); AND(EXACT([.E32];&quot;pm&quot;); VALUE([.F32]) &gt; 0; VALUE([.F32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271"/>
          <table:table-cell table:style-name="ce271" office:value-type="float" office:value="24" calcext:value-type="float">
            <text:p>24</text:p>
          </table:table-cell>
          <table:covered-table-cell table:style-name="ce63"/>
          <table:table-cell table:style-name="ce63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0.9" calcext:value-type="float">
            <text:p>0,9</text:p>
          </table:table-cell>
          <table:table-cell table:style-name="ce63"/>
          <table:table-cell table:style-name="ce283" table:formula="of:=IF(OR(EXACT([.E33];[.F33]); AND(EXACT([.E33];&quot;pm&quot;); VALUE([.F33]) &gt; 0; VALUE([.F33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OR(EXACT([.E34];[.F34]); AND(EXACT([.E34];&quot;pm&quot;); VALUE([.F34]) &gt; 0; VALUE([.F34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271"/>
          <table:table-cell table:style-name="ce271" office:value-type="float" office:value="26" calcext:value-type="float">
            <text:p>26</text:p>
          </table:table-cell>
          <table:covered-table-cell table:style-name="ce63"/>
          <table:table-cell table:style-name="ce63" office:value-type="string" calcext:value-type="string">
            <text:p>SELECT LastName, FirstName, City FROM Employee</text:p>
            <text:p>WHERE NOT City = 'Edmonton';</text:p>
          </table:table-cell>
          <table:table-cell table:style-name="ce271" office:value-type="string" calcext:value-type="string">
            <text:p>pm</text:p>
          </table:table-cell>
          <table:table-cell table:style-name="ce271" office:value-type="float" office:value="0.857143" calcext:value-type="float">
            <text:p>0,857143</text:p>
          </table:table-cell>
          <table:table-cell table:style-name="ce63"/>
          <table:table-cell table:style-name="ce283" table:formula="of:=IF(OR(EXACT([.E35];[.F35]); AND(EXACT([.E35];&quot;pm&quot;); VALUE([.F35]) &gt; 0; VALUE([.F35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8">
          <table:table-cell table:style-name="ce296" office:value-type="string" calcext:value-type="string" table:number-columns-spanned="1" table:number-rows-spanned="2">
            <text:p>limit</text:p>
          </table:table-cell>
          <table:table-cell table:style-name="ce242" office:value-type="float" office:value="27" calcext:value-type="float">
            <text:p>27</text:p>
          </table:table-cell>
          <table:table-cell table:style-name="ce307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41" office:value-type="string" calcext:value-type="string">
            <text:p>SELECT LastName, FirstName, City FROM Employee</text:p>
            <text:p>LIMIT 4;</text:p>
            <text:p/>
          </table:table-cell>
          <table:table-cell table:style-name="ce242" office:value-type="string" calcext:value-type="string">
            <text:p>pm</text:p>
          </table:table-cell>
          <table:table-cell table:style-name="ce242" office:value-type="float" office:value="1" calcext:value-type="float">
            <text:p>1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36];[.F36]); AND(EXACT([.E36];&quot;pm&quot;); VALUE([.F36]) &gt; 0; VALUE([.F36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3">
          <table:covered-table-cell table:style-name="ce242"/>
          <table:table-cell table:style-name="ce242" office:value-type="float" office:value="28" calcext:value-type="float">
            <text:p>28</text:p>
          </table:table-cell>
          <table:covered-table-cell table:style-name="ce41"/>
          <table:table-cell table:style-name="ce41" office:value-type="string" calcext:value-type="string">
            <text:p>SELECT LastName, FirstName, City FROM Employee;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37];[.F37]); AND(EXACT([.E37];&quot;pm&quot;); VALUE([.F37]) &gt; 0; VALUE([.F37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23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260" table:formula="of:=IF(OR(EXACT([.E38];[.F38]); AND(EXACT([.E38];&quot;pm&quot;); VALUE([.F38]) &gt; 0; VALUE([.F3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86"/>
          <table:table-cell table:style-name="ce297" office:value-type="float" office:value="30" calcext:value-type="float">
            <text:p>30</text:p>
          </table:table-cell>
          <table:covered-table-cell table:style-name="ce100"/>
          <table:table-cell table:style-name="ce100" office:value-type="string" calcext:value-type="string">
            <text:p>SELECT MAX(UnitPrice) FROM InvoiceLine;</text:p>
          </table:table-cell>
          <table:table-cell table:style-name="ce297" office:value-type="string" calcext:value-type="string">
            <text:p>pm</text:p>
          </table:table-cell>
          <table:table-cell table:style-name="ce297" office:value-type="float" office:value="0.5" calcext:value-type="float">
            <text:p>0,5</text:p>
          </table:table-cell>
          <table:table-cell table:style-name="ce100" office:value-type="string" calcext:value-type="string">
            <text:p>#fehler in auswertung des tools</text:p>
          </table:table-cell>
          <table:table-cell table:style-name="ce317" table:formula="of:=IF(OR(EXACT([.E39];[.F39]); AND(EXACT([.E39];&quot;pm&quot;); VALUE([.F39]) &gt; 0; VALUE([.F39]) &lt; 1) );0;1)" office:value-type="float" office:value="0" calcext:value-type="float">
            <text:p>0</text:p>
          </table:table-cell>
          <table:table-cell table:style-name="ce320" table:number-columns-repeated="1016"/>
        </table:table-row>
        <table:table-row table:style-name="ro3">
          <table:covered-table-cell table:style-name="ce242"/>
          <table:table-cell table:style-name="ce242" office:value-type="float" office:value="31" calcext:value-type="float">
            <text:p>31</text:p>
          </table:table-cell>
          <table:table-cell table:style-name="ce41" office:value-type="string" calcext:value-type="string">
            <text:p>SELECT MAX(UnitPrice) FROM InvoiceLine;</text:p>
          </table:table-cell>
          <table:table-cell table:style-name="ce41" office:value-type="string" calcext:value-type="string">
            <text:p>SELECT UnitPrice FROM InvoiceLine LIMIT 1;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" calcext:value-type="float">
            <text:p>0,5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40];[.F40]); AND(EXACT([.E40];&quot;pm&quot;); VALUE([.F40]) &gt; 0; VALUE([.F40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14">
          <table:table-cell table:style-name="ce242" office:value-type="string" calcext:value-type="string">
            <text:p>count</text:p>
          </table:table-cell>
          <table:table-cell table:style-name="ce242" office:value-type="float" office:value="32" calcext:value-type="float">
            <text:p>32</text:p>
          </table:table-cell>
          <table:table-cell table:style-name="ce41" office:value-type="string" calcext:value-type="string">
            <text:p>SELECT COUNT(UnitPrice) FROM InvoiceLine WHERE UnitPrice = 0.99;</text:p>
            <text:p/>
          </table:table-cell>
          <table:table-cell table:style-name="ce41" office:value-type="string" calcext:value-type="string">
            <text:p>SELECT UnitPrice FROM InvoiceLine WHERE UnitPrice = 0.99;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8" calcext:value-type="float">
            <text:p>0,8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41];[.F41]); AND(EXACT([.E41];&quot;pm&quot;); VALUE([.F41]) &gt; 0; VALUE([.F41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3">
          <table:table-cell table:style-name="ce242" office:value-type="string" calcext:value-type="string">
            <text:p>avg</text:p>
          </table:table-cell>
          <table:table-cell table:style-name="ce242" office:value-type="float" office:value="33" calcext:value-type="float">
            <text:p>33</text:p>
          </table:table-cell>
          <table:table-cell table:style-name="ce41" office:value-type="string" calcext:value-type="string">
            <text:p>SELECT avg(Total) FROM Invoice;</text:p>
            <text:p/>
          </table:table-cell>
          <table:table-cell table:style-name="ce307" office:value-type="string" calcext:value-type="string" table:number-columns-spanned="1" table:number-rows-spanned="2">
            <text:p>SELECT Total FROM Invoice;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" calcext:value-type="float">
            <text:p>0,5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42];[.F42]); AND(EXACT([.E42];&quot;pm&quot;); VALUE([.F42]) &gt; 0; VALUE([.F42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1">
          <table:table-cell table:style-name="ce242" office:value-type="string" calcext:value-type="string">
            <text:p>sum</text:p>
          </table:table-cell>
          <table:table-cell table:style-name="ce242" office:value-type="float" office:value="34" calcext:value-type="float">
            <text:p>34</text:p>
          </table:table-cell>
          <table:table-cell table:style-name="ce41" office:value-type="string" calcext:value-type="string">
            <text:p>SELECT sum(Total) FROM Invoice;</text:p>
          </table:table-cell>
          <table:covered-table-cell table:style-name="ce41"/>
          <table:table-cell table:style-name="ce242" office:value-type="float" office:value="0" calcext:value-type="float">
            <text:p>0</text:p>
          </table:table-cell>
          <table:table-cell table:style-name="ce242" office:value-type="float" office:value="0.5" calcext:value-type="float">
            <text:p>0,5</text:p>
          </table:table-cell>
          <table:table-cell table:style-name="ce41" office:value-type="string" calcext:value-type="string">
            <text:p>#fehler in auswertung des tools</text:p>
          </table:table-cell>
          <table:table-cell table:style-name="ce260" table:formula="of:=IF(OR(EXACT([.E43];[.F43]); AND(EXACT([.E43];&quot;pm&quot;); VALUE([.F43]) &gt; 0; VALUE([.F43]) &lt; 1) );0;1)" office:value-type="float" office:value="1" calcext:value-type="float">
            <text:p>1</text:p>
          </table:table-cell>
          <table:table-cell table:style-name="ce266" table:number-columns-repeated="1016"/>
        </table:table-row>
        <table:table-row table:style-name="ro3">
          <table:table-cell table:style-name="ce298" office:value-type="string" calcext:value-type="string" table:number-columns-spanned="1" table:number-rows-spanned="4">
            <text:p>like</text:p>
          </table:table-cell>
          <table:table-cell table:style-name="ce303" office:value-type="float" office:value="35" calcext:value-type="float">
            <text:p>35</text:p>
          </table:table-cell>
          <table:table-cell table:style-name="ce309" office:value-type="string" calcext:value-type="string">
            <text:p>SELECT ArtistId, Name FROM Artist WHERE Name LIKE '%Metal%';</text:p>
          </table:table-cell>
          <table:table-cell table:style-name="ce309" office:value-type="string" calcext:value-type="string">
            <text:p>SELECT ArtistId, Name FROM Artist;</text:p>
          </table:table-cell>
          <table:table-cell table:style-name="ce303" office:value-type="float" office:value="0" calcext:value-type="float">
            <text:p>0</text:p>
          </table:table-cell>
          <table:table-cell table:style-name="ce297" office:value-type="float" office:value="0.5" calcext:value-type="float">
            <text:p>0,5</text:p>
          </table:table-cell>
          <table:table-cell table:style-name="ce309"/>
          <table:table-cell table:style-name="ce260" table:formula="of:=IF(OR(EXACT([.E44];[.F44]); AND(EXACT([.E44];&quot;pm&quot;); VALUE([.F44]) &gt; 0; VALUE([.F44]) &lt; 1) );0;1)" office:value-type="float" office:value="1" calcext:value-type="float">
            <text:p>1</text:p>
          </table:table-cell>
          <table:table-cell table:style-name="ce321" table:number-columns-repeated="1016"/>
        </table:table-row>
        <table:table-row table:style-name="ro3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;</text:p>
          </table:table-cell>
          <table:table-cell table:style-name="ce19" office:value-type="string" calcext:value-type="string">
            <text:p>SELECT ArtistId, Name FROM Artist</text:p>
            <text:p>WHERE Name LIKE 'San%'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833333" calcext:value-type="float">
            <text:p>0,833333</text:p>
          </table:table-cell>
          <table:table-cell table:style-name="ce19"/>
          <table:table-cell table:style-name="ce260" table:formula="of:=IF(OR(EXACT([.E45];[.F45]); AND(EXACT([.E45];&quot;pm&quot;); VALUE([.F45]) &gt; 0; VALUE([.F4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;</text:p>
            <text:p/>
          </table:table-cell>
          <table:table-cell table:style-name="ce19" office:value-type="string" calcext:value-type="string">
            <text:p>SELECT ArtistId, Name FROM Artist</text:p>
            <text:p>WHERE Name LIKE 'M%'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833333" calcext:value-type="float">
            <text:p>0,833333</text:p>
          </table:table-cell>
          <table:table-cell table:style-name="ce19"/>
          <table:table-cell table:style-name="ce260" table:formula="of:=IF(OR(EXACT([.E46];[.F46]); AND(EXACT([.E46];&quot;pm&quot;); VALUE([.F46]) &gt; 0; VALUE([.F46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;</text:p>
          </table:table-cell>
          <table:table-cell table:style-name="ce19" office:value-type="string" calcext:value-type="string">
            <text:p>SELECT ArtistId, Name FROM Artist</text:p>
            <text:p>WHERE Name LIKE '_%'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833333" calcext:value-type="float">
            <text:p>0,833333</text:p>
          </table:table-cell>
          <table:table-cell table:style-name="ce19"/>
          <table:table-cell table:style-name="ce260" table:formula="of:=IF(OR(EXACT([.E47];[.F47]); AND(EXACT([.E47];&quot;pm&quot;); VALUE([.F47]) &gt; 0; VALUE([.F4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223"/>
          <table:table-cell table:style-name="ce223" office:value-type="float" office:value="40" calcext:value-type="float">
            <text:p>40</text:p>
          </table:table-cell>
          <table: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48];[.F48]); AND(EXACT([.E48];&quot;pm&quot;); VALUE([.F48]) &gt; 0; VALUE([.F4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299" office:value-type="string" calcext:value-type="string" table:number-columns-spanned="1" table:number-rows-spanned="3">
            <text:p>between</text:p>
          </table:table-cell>
          <table:table-cell table:style-name="ce297" office:value-type="float" office:value="41" calcext:value-type="float">
            <text:p>41</text:p>
          </table:table-cell>
          <table:table-cell table:style-name="ce31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100" office:value-type="string" calcext:value-type="string">
            <text:p>SELECT InvoiceId, InvoiceDate, BillingCountry FROM Invoice;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0.4" calcext:value-type="float">
            <text:p>0,4</text:p>
          </table:table-cell>
          <table:table-cell table:style-name="ce309"/>
          <table:table-cell table:style-name="ce260" table:formula="of:=IF(OR(EXACT([.E49];[.F49]); AND(EXACT([.E49];&quot;pm&quot;); VALUE([.F49]) &gt; 0; VALUE([.F49]) &lt; 1) );0;1)" office:value-type="float" office:value="1" calcext:value-type="float">
            <text:p>1</text:p>
          </table:table-cell>
          <table:table-cell table:style-name="ce320" table:number-columns-repeated="1016"/>
        </table:table-row>
        <table:table-row table:style-name="ro26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0.9" calcext:value-type="float">
            <text:p>0,9</text:p>
          </table:table-cell>
          <table:table-cell table:style-name="ce19"/>
          <table:table-cell table:style-name="ce260" table:formula="of:=IF(OR(EXACT([.E50];[.F50]); AND(EXACT([.E50];&quot;pm&quot;); VALUE([.F50]) &gt; 0; VALUE([.F5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89"/>
          <table:table-cell table:style-name="ce300" office:value-type="float" office:value="43" calcext:value-type="float">
            <text:p>43</text:p>
          </table:table-cell>
          <table:table-cell table:style-name="ce311" office:value-type="string" calcext:value-type="string">
            <text:p>SELECT InvoiceId, CustomerId FROM Invoice</text:p>
            <text:p>WHERE InvoiceId between 50 AND 100;</text:p>
          </table:table-cell>
          <table:table-cell table:style-name="ce311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300" office:value-type="string" calcext:value-type="string">
            <text:p>pm</text:p>
          </table:table-cell>
          <table:table-cell table:style-name="ce300" office:value-type="float" office:value="0.777778" calcext:value-type="float">
            <text:p>0,777778</text:p>
          </table:table-cell>
          <table:table-cell table:style-name="ce311" office:value-type="string" calcext:value-type="string">
            <text:p>good example of PM evaluation</text:p>
          </table:table-cell>
          <table:table-cell table:style-name="ce260" table:formula="of:=IF(OR(EXACT([.E51];[.F51]); AND(EXACT([.E51];&quot;pm&quot;); VALUE([.F51]) &gt; 0; VALUE([.F51]) &lt; 1) );0;1)" office:value-type="float" office:value="0" calcext:value-type="float">
            <text:p>0</text:p>
          </table:table-cell>
          <table:table-cell table:style-name="ce322" table:number-columns-repeated="1016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;</text:p>
          </table:table-cell>
          <table:table-cell table:style-name="ce19" office:value-type="string" calcext:value-type="string">
            <text:p>SELECT Name AS Genre FROM Genre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52];[.F52]); AND(EXACT([.E52];&quot;pm&quot;); VALUE([.F52]) &gt; 0; VALUE([.F5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 table:number-columns-spanned="1" table:number-rows-spanned="3">
            <text:p>union</text:p>
          </table:table-cell>
          <table:table-cell table:style-name="ce297" office:value-type="float" office:value="45" calcext:value-type="float">
            <text:p>45</text:p>
          </table:table-cell>
          <table:table-cell table:style-name="ce31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0" office:value-type="string" calcext:value-type="string">
            <text:p>SELECT City FROM Customer;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0.4" calcext:value-type="float">
            <text:p>0,4</text:p>
          </table:table-cell>
          <table:table-cell table:style-name="ce100"/>
          <table:table-cell table:style-name="ce260" table:formula="of:=IF(OR(EXACT([.E53];[.F53]); AND(EXACT([.E53];&quot;pm&quot;); VALUE([.F53]) &gt; 0; VALUE([.F53]) &lt; 1) );0;1)" office:value-type="float" office:value="1" calcext:value-type="float">
            <text:p>1</text:p>
          </table:table-cell>
          <table:table-cell table:style-name="ce320" table:number-columns-repeated="1016"/>
        </table:table-row>
        <table:table-row table:style-name="ro14">
          <table:covered-table-cell table:style-name="ce271"/>
          <table:table-cell table:style-name="ce271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223" office:value-type="string" calcext:value-type="string">
            <text:p>pm</text:p>
          </table:table-cell>
          <table:table-cell table:style-name="ce271" office:value-type="float" office:value="0.6" calcext:value-type="float">
            <text:p>0,6</text:p>
          </table:table-cell>
          <table:table-cell table:style-name="ce63"/>
          <table:table-cell table:style-name="ce260" table:formula="of:=IF(OR(EXACT([.E54];[.F54]); AND(EXACT([.E54];&quot;pm&quot;); VALUE([.F54]) &gt; 0; VALUE([.F54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18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55];[.F55]); AND(EXACT([.E55];&quot;pm&quot;); VALUE([.F55]) &gt; 0; VALUE([.F55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 office:value-type="string" calcext:value-type="string">
            <text:p>SELECT InvoiceId, CustomerId, count(CustomerId) FROM Invoice GROUP BY CustomerId;</text:p>
          </table:table-cell>
          <table:table-cell table:style-name="ce19" office:value-type="string" calcext:value-type="string">
            <text:p>SELECT InvoiceId, CustomerId, count(CustomerId) FROM Invoice</text:p>
            <text:p>GROUP BY InvoiceId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56];[.F56]); AND(EXACT([.E56];&quot;pm&quot;); VALUE([.F56]) &gt; 0; VALUE([.F5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covered-table-cell table:style-name="ce257"/>
          <table:table-cell table:style-name="ce257" office:value-type="float" office:value="50" calcext:value-type="float">
            <text:p>50</text:p>
          </table:table-cell>
          <table:table-cell table:style-name="ce306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38" office:value-type="string" calcext:value-type="string">
            <text:p>SELECT CustomerId, count(CustomerId) FROM Invoice</text:p>
            <text:p>group by CustomerId;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38"/>
          <table:table-cell table:style-name="ce316" table:formula="of:=IF(OR(EXACT([.E57];[.F57]); AND(EXACT([.E57];&quot;pm&quot;); VALUE([.F57]) &gt; 0; VALUE([.F57]) &lt; 1) );0;1)" office:value-type="float" office:value="1" calcext:value-type="float">
            <text:p>1</text:p>
          </table:table-cell>
          <table:table-cell table:style-name="ce264" table:number-columns-repeated="1016"/>
        </table:table-row>
        <table:table-row table:style-name="ro18">
          <table:covered-table-cell table:style-name="ce223"/>
          <table:table-cell table:style-name="ce223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58];[.F58]); AND(EXACT([.E58];&quot;pm&quot;); VALUE([.F58]) &gt; 0; VALUE([.F5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9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223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59];[.F59]); AND(EXACT([.E59];&quot;pm&quot;); VALUE([.F59]) &gt; 0; VALUE([.F5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;</text:p>
          </table:table-cell>
          <table:table-cell table:style-name="ce223" office:value-type="float" office:value="0" calcext:value-type="float">
            <text:p>0</text:p>
          </table:table-cell>
          <table:table-cell table:style-name="ce223" office:value-type="float" office:value="0.266667" calcext:value-type="float">
            <text:p>0,266667</text:p>
          </table:table-cell>
          <table:table-cell table:style-name="ce19"/>
          <table:table-cell table:style-name="ce260" table:formula="of:=IF(OR(EXACT([.E60];[.F60]); AND(EXACT([.E60];&quot;pm&quot;); VALUE([.F60]) &gt; 0; VALUE([.F60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9">
          <table:covered-table-cell table:style-name="ce223"/>
          <table:table-cell table:style-name="ce223" office:value-type="float" office:value="54" calcext:value-type="float">
            <text:p>54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61];[.F61]); AND(EXACT([.E61];&quot;pm&quot;); VALUE([.F61]) &gt; 0; VALUE([.F6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table-cell table:style-name="ce301" office:value-type="string" calcext:value-type="string" table:number-columns-spanned="1" table:number-rows-spanned="3">
            <text:p>Inner, left, self join</text:p>
          </table:table-cell>
          <table:table-cell table:style-name="ce301" office:value-type="float" office:value="55" calcext:value-type="float">
            <text:p>55</text:p>
          </table:table-cell>
          <table:table-cell table:style-name="ce312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312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300" office:value-type="float" office:value="1" calcext:value-type="float">
            <text:p>1</text:p>
          </table:table-cell>
          <table:table-cell table:style-name="ce314" office:value-type="float" office:value="1" calcext:value-type="float">
            <text:p>1</text:p>
          </table:table-cell>
          <table:table-cell table:style-name="ce312"/>
          <table:table-cell table:style-name="ce260" table:formula="of:=IF(OR(EXACT([.E62];[.F62]); AND(EXACT([.E62];&quot;pm&quot;); VALUE([.F62]) &gt; 0; VALUE([.F62]) &lt; 1) );0;1)" office:value-type="float" office:value="0" calcext:value-type="float">
            <text:p>0</text:p>
          </table:table-cell>
          <table:table-cell table:style-name="ce323" table:number-columns-repeated="1016"/>
        </table:table-row>
        <table:table-row table:style-name="ro27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63];[.F63]); AND(EXACT([.E63];&quot;pm&quot;); VALUE([.F63]) &gt; 0; VALUE([.F63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9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19"/>
          <table:table-cell table:style-name="ce260" table:formula="of:=IF(OR(EXACT([.E64];[.F64]); AND(EXACT([.E64];&quot;pm&quot;); VALUE([.F64]) &gt; 0; VALUE([.F6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8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223" office:value-type="float" office:value="0" calcext:value-type="float">
            <text:p>0</text:p>
          </table:table-cell>
          <table:table-cell table:style-name="ce19"/>
          <table:table-cell table:style-name="ce260" table:formula="of:=IF(OR(EXACT([.E65];[.F65]); AND(EXACT([.E65];&quot;pm&quot;); VALUE([.F65]) &gt; 0; VALUE([.F6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59" office:value-type="string" calcext:value-type="string">
            <text:p>Expected != actual: </text:p>
          </table:table-cell>
          <table:table-cell table:formula="of:=SUM([.H10:.H65])" office:value-type="float" office:value="25" calcext:value-type="float">
            <text:p>25</text:p>
          </table:table-cell>
          <table:table-cell table:style-name="ce219" table:formula="of:=ROUND([.H67]/(COUNTIF([.E10:.E65];&quot;&lt;&gt;''&quot;));3)*100" office:value-type="float" office:value="44.6" calcext:value-type="float">
            <text:p>44,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formula="of:=COUNTIF([.F10:.F65];&quot;error&quot;)" office:value-type="float" office:value="0" calcext:value-type="float">
            <text:p>0</text:p>
          </table:table-cell>
          <table:table-cell table:style-name="ce219" table:formula="of:=ROUND([.H68]/(COUNTIF([.E10:.E65];&quot;&lt;&gt;''&quot;));3)*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12x" table:style-name="ta1">
        <table:table-column table:style-name="co1" table:default-cell-style-name="ce219"/>
        <table:table-column table:style-name="co2" table:default-cell-style-name="ce219"/>
        <table:table-column table:style-name="co3" table:default-cell-style-name="ce22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8" table:default-cell-style-name="ce229"/>
        <table:table-column table:style-name="co5" table:number-columns-repeated="1017" table:default-cell-style-name="ce229"/>
        <table:table-row table:style-name="ro1">
          <table:table-cell/>
          <table:table-cell table:style-name="ce22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>
            <text:p>pm = partial marking (z.B. zu 85% korrekt)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 → falls Verfahren partielle Bewertung unterstützt wird pm erwartet, ansonsten nicht äquivalent erwartet</text:p>
          </table:table-cell>
          <table:table-cell/>
          <table:table-cell table:style-name="ce226"/>
          <table:table-cell table:number-columns-repeated="1019"/>
        </table:table-row>
        <table:table-row table:style-name="ro1">
          <table:table-cell table:number-columns-repeated="4"/>
          <table:table-cell table:style-name="ce226"/>
          <table:table-cell table:number-columns-repeated="1019"/>
        </table:table-row>
        <table:table-row table:style-name="ro1">
          <table:table-cell table:number-columns-repeated="2"/>
          <table:table-cell table:style-name="ce231" office:value-type="string" calcext:value-type="string">
            <text:p>Name = CS12x, pm = true</text:p>
          </table:table-cell>
          <table:table-cell/>
          <table:table-cell table:style-name="ce22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2"/>
          <table:table-cell/>
          <table:table-cell table:style-name="ce226"/>
          <table:table-cell table:number-columns-repeated="1019"/>
        </table:table-row>
        <table:table-row table:style-name="ro1">
          <table:table-cell table:style-name="ce220" table:number-columns-repeated="2"/>
          <table:table-cell table:style-name="ce233" table:number-columns-repeated="2"/>
          <table:table-cell table:style-name="ce240" office:value-type="string" calcext:value-type="string" table:number-columns-spanned="2" table:number-rows-spanned="1">
            <text:p>Ergebnis</text:p>
          </table:table-cell>
          <table:covered-table-cell table:style-name="ce243"/>
          <table:table-cell table:style-name="ce233"/>
          <table:table-cell table:number-columns-repeated="1017"/>
        </table:table-row>
        <table:table-row table:style-name="ro2">
          <table:table-cell table:style-name="ce221" office:value-type="string" calcext:value-type="string">
            <text:p>Mutations-Kategorie/SQL-Feature</text:p>
          </table:table-cell>
          <table:table-cell table:style-name="ce227" office:value-type="string" calcext:value-type="string">
            <text:p>Nr.</text:p>
          </table:table-cell>
          <table:table-cell table:style-name="ce234" office:value-type="string" calcext:value-type="string">
            <text:p>Query (Musterlösung)</text:p>
          </table:table-cell>
          <table:table-cell table:style-name="ce238" office:value-type="string" calcext:value-type="string">
            <text:p>Test-Query (Kandidat)</text:p>
          </table:table-cell>
          <table:table-cell table:style-name="ce241" office:value-type="string" calcext:value-type="string">
            <text:p>erwartet</text:p>
          </table:table-cell>
          <table:table-cell table:style-name="ce241" office:value-type="string" calcext:value-type="string">
            <text:p>tats.</text:p>
          </table:table-cell>
          <table:table-cell table:style-name="ce19" office:value-type="string" calcext:value-type="string">
            <text:p>Anmerkung</text:p>
          </table:table-cell>
          <table:table-cell table:style-name="ce261" office:value-type="string" calcext:value-type="string">
            <text:p>Compar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SELECT * FROM Album;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10];[.F10]); AND(EXACT([.E10];&quot;pm&quot;); VALUE([.F10]) &gt; 0; VALUE([.F10]) &lt; 1) );0;1)" office:value-type="float" office:value="0" calcext:value-type="float">
            <text:p>0</text:p>
          </table:table-cell>
          <table:table-cell table:style-name="ce260"/>
          <table:table-cell table:style-name="ce328"/>
          <table:table-cell table:number-columns-repeated="1014"/>
        </table:table-row>
        <table:table-row table:style-name="ro1">
          <table:covered-table-cell table:style-name="ce223"/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SELECT AlbumId, Title, ArtistId FROM Album;</text:p>
          </table:table-cell>
          <table:table-cell table:style-name="ce19" office:value-type="string" calcext:value-type="string">
            <text:p>SELECT * FROM Album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11];[.F11]); AND(EXACT([.E11];&quot;pm&quot;); VALUE([.F11]) &gt; 0; VALUE([.F11]) &lt; 1) );0;1)" office:value-type="float" office:value="0" calcext:value-type="float">
            <text:p>0</text:p>
          </table:table-cell>
          <table:table-cell table:style-name="ce260"/>
          <table:table-cell table:number-columns-repeated="1015"/>
        </table:table-row>
        <table:table-row table:style-name="ro13">
          <table:table-cell table:style-name="ce223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SELECT TrackId FROM PlaylistTrack </text:p>
            <text:p>WHERE TrackId &lt; 100;</text:p>
          </table:table-cell>
          <table:table-cell table:style-name="ce19" office:value-type="string" calcext:value-type="string">
            <text:p>SELECT TrackId FROM PlaylistTrack </text:p>
            <text:p>WHERE TrackId &lt;= 99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BadQueryError [-0]: Query might be bad because it is empty, contains unexpected SQL or extra stuff before or after. This might need to be manually graded.</text:p>
          </table:table-cell>
          <table:table-cell table:style-name="ce326" table:formula="of:=IF(OR(EXACT([.E12];[.F12]); AND(EXACT([.E12];&quot;pm&quot;); VALUE([.F12]) &gt; 0; VALUE([.F12]) &lt; 1) );0;1)" office:value-type="float" office:value="1" calcext:value-type="float">
            <text:p>1</text:p>
          </table:table-cell>
          <table:table-cell table:style-name="ce260"/>
          <table:table-cell table:number-columns-repeated="1015"/>
        </table:table-row>
        <table:table-row table:style-name="ro1">
          <table:table-cell table:style-name="ce223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SELECT Name FROM Genre;</text:p>
          </table:table-cell>
          <table:table-cell table:style-name="ce19" office:value-type="string" calcext:value-type="string">
            <text:p>SELECT Name FROM Genre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13];[.F13]); AND(EXACT([.E13];&quot;pm&quot;); VALUE([.F13]) &gt; 0; VALUE([.F13]) &lt; 1) );0;1)" office:value-type="float" office:value="0" calcext:value-type="float">
            <text:p>0</text:p>
          </table:table-cell>
          <table:table-cell table:style-name="ce260"/>
          <table:table-cell table:number-columns-repeated="1015"/>
        </table:table-row>
        <table:table-row table:style-name="ro2">
          <table:table-cell table:style-name="ce223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19" office:value-type="string" calcext:value-type="string">
            <text:p>select Name FrOm MediaType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14];[.F14]); AND(EXACT([.E14];&quot;pm&quot;); VALUE([.F14]) &gt; 0; VALUE([.F14]) &lt; 1) );0;1)" office:value-type="float" office:value="0" calcext:value-type="float">
            <text:p>0</text:p>
          </table:table-cell>
          <table:table-cell table:style-name="ce260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19" office:value-type="string" calcext:value-type="string">
            <text:p>SELECT BillingAddress, BillingCity FROM Invoice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325" office:value-type="string" calcext:value-type="string">
            <text:p>WrongNumColumnsError [-0]: More or fewer columns included.</text:p>
          </table:table-cell>
          <table:table-cell table:style-name="ce326" table:formula="of:=IF(OR(EXACT([.E15];[.F15]); AND(EXACT([.E15];&quot;pm&quot;); VALUE([.F15]) &gt; 0; VALUE([.F15]) &lt; 1) );0;1)" office:value-type="float" office:value="1" calcext:value-type="float">
            <text:p>1</text:p>
          </table:table-cell>
          <table:table-cell table:style-name="ce260"/>
          <table:table-cell table:number-columns-repeated="1015"/>
        </table:table-row>
        <table:table-row table:style-name="ro4">
          <table:covered-table-cell table:style-name="ce223"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 table:number-columns-spanned="1" table:number-rows-spanned="2">
            <text:p>SELECT BillingAddress, BillingCity FROM Invoice;</text:p>
          </table:table-cell>
          <table:table-cell table:style-name="ce19" office:value-type="string" calcext:value-type="string">
            <text:p>SELECT InvoiceDate, BillingAddress, BillingCity FROM Invoice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    WrongNumColumnsError [-0]: More or fewer columns included.</text:p>
            <text:p/>
          </table:table-cell>
          <table:table-cell table:style-name="ce326" table:formula="of:=IF(OR(EXACT([.E16];[.F16]); AND(EXACT([.E16];&quot;pm&quot;); VALUE([.F16]) &gt; 0; VALUE([.F16]) &lt; 1) );0;1)" office:value-type="float" office:value="1" calcext:value-type="float">
            <text:p>1</text:p>
          </table:table-cell>
          <table:table-cell table:style-name="ce260"/>
          <table:table-cell table:number-columns-repeated="1015"/>
        </table:table-row>
        <table:table-row table:style-name="ro5">
          <table:table-cell table:style-name="ce268" office:value-type="string" calcext:value-type="string">
            <text:p>column ordering</text:p>
          </table:table-cell>
          <table:table-cell table:style-name="ce268" office:value-type="float" office:value="8" calcext:value-type="float">
            <text:p>8</text:p>
          </table:table-cell>
          <table:covered-table-cell table:style-name="ce63"/>
          <table:table-cell table:style-name="ce63" office:value-type="string" calcext:value-type="string">
            <text:p>SELECT BillingCity, BillingAddress <text:s/>FROM Invoice;</text:p>
          </table:table-cell>
          <table:table-cell table:style-name="ce255" office:value-type="string" calcext:value-type="string">
            <text:p>pm</text:p>
          </table:table-cell>
          <table:table-cell table:style-name="ce271" office:value-type="float" office:value="0.7" calcext:value-type="float">
            <text:p>0,7</text:p>
          </table:table-cell>
          <table:table-cell table:style-name="ce63" office:value-type="string" calcext:value-type="string">
            <text:p>    ColumnOrderError [-3]: Columns are in the wrong order.</text:p>
            <text:p/>
          </table:table-cell>
          <table:table-cell table:style-name="ce326" table:formula="of:=IF(OR(EXACT([.E17];[.F17]); AND(EXACT([.E17];&quot;pm&quot;); VALUE([.F17]) &gt; 0; VALUE([.F17]) &lt; 1) );0;1)" office:value-type="float" office:value="0" calcext:value-type="float">
            <text:p>0</text:p>
          </table:table-cell>
          <table:table-cell table:style-name="ce260"/>
          <table:table-cell table:style-name="ce232" table:number-columns-repeated="1015"/>
        </table:table-row>
        <table:table-row table:style-name="ro2">
          <table:table-cell table:style-name="ce268" office:value-type="string" calcext:value-type="string" table:number-columns-spanned="1" table:number-rows-spanned="3">
            <text:p>order by</text:p>
          </table:table-cell>
          <table:table-cell table:style-name="ce268" office:value-type="float" office:value="9" calcext:value-type="float">
            <text:p>9</text:p>
          </table:table-cell>
          <table:table-cell table:style-name="ce63" office:value-type="string" calcext:value-type="string">
            <text:p>SELECT TrackId, Name, GenreId from Track ORDER BY GenreId ASC;</text:p>
          </table:table-cell>
          <table:table-cell table:style-name="ce63" office:value-type="string" calcext:value-type="string">
            <text:p>SELECT TrackId, Name, GenreId from Track ORDER BY GenreId;</text:p>
          </table:table-cell>
          <table:table-cell table:style-name="ce255" office:value-type="float" office:value="1" calcext:value-type="float">
            <text:p>1</text:p>
          </table:table-cell>
          <table:table-cell table:style-name="ce271" office:value-type="float" office:value="1" calcext:value-type="float">
            <text:p>1</text:p>
          </table:table-cell>
          <table:table-cell table:style-name="ce63"/>
          <table:table-cell table:style-name="ce326" table:formula="of:=IF(OR(EXACT([.E18];[.F18]); AND(EXACT([.E18];&quot;pm&quot;); VALUE([.F18]) &gt; 0; VALUE([.F18]) &lt; 1) );0;1)" office:value-type="float" office:value="0" calcext:value-type="float">
            <text:p>0</text:p>
          </table:table-cell>
          <table:table-cell table:style-name="ce232" table:number-columns-repeated="1016"/>
        </table:table-row>
        <table:table-row table:style-name="ro2">
          <table:covered-table-cell table:style-name="ce269"/>
          <table:table-cell table:style-name="ce272" office:value-type="float" office:value="10" calcext:value-type="float">
            <text:p>10</text:p>
          </table:table-cell>
          <table:table-cell table:style-name="ce275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65" office:value-type="string" calcext:value-type="string">
            <text:p>SELECT TrackId, Name, GenreId 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float" office:value="0.7" calcext:value-type="float">
            <text:p>0,7</text:p>
          </table:table-cell>
          <table:table-cell table:style-name="ce65" office:value-type="string" calcext:value-type="string">
            <text:p>    OrderByError [-3]: Missing or incorrect ORDER BY statement.</text:p>
            <text:p/>
          </table:table-cell>
          <table:table-cell table:style-name="ce326" table:formula="of:=IF(OR(EXACT([.E19];[.F19]); AND(EXACT([.E19];&quot;pm&quot;); VALUE([.F19]) &gt; 0; VALUE([.F19]) &lt; 1) );0;1)" office:value-type="float" office:value="1" calcext:value-type="float">
            <text:p>1</text:p>
          </table:table-cell>
          <table:table-cell table:style-name="ce262" table:number-columns-repeated="1016"/>
        </table:table-row>
        <table:table-row table:style-name="ro2">
          <table:covered-table-cell table:style-name="ce269"/>
          <table:table-cell table:style-name="ce272" office:value-type="float" office:value="11" calcext:value-type="float">
            <text:p>11</text:p>
          </table:table-cell>
          <table:covered-table-cell table:style-name="ce65"/>
          <table:table-cell table:style-name="ce65" office:value-type="string" calcext:value-type="string">
            <text:p>SELECT TrackId, Name, GenreId from Track ORDER BY GenreId ASC;</text:p>
          </table:table-cell>
          <table:table-cell table:style-name="ce255" office:value-type="string" calcext:value-type="string">
            <text:p>pm</text:p>
          </table:table-cell>
          <table:table-cell table:style-name="ce271" office:value-type="float" office:value="0.7" calcext:value-type="float">
            <text:p>0,7</text:p>
          </table:table-cell>
          <table:table-cell table:style-name="ce65" office:value-type="string" calcext:value-type="string">
            <text:p>    OrderByError [-3]: Missing or incorrect ORDER BY statement.</text:p>
            <text:p/>
          </table:table-cell>
          <table:table-cell table:style-name="ce326" table:formula="of:=IF(OR(EXACT([.E20];[.F20]); AND(EXACT([.E20];&quot;pm&quot;); VALUE([.F20]) &gt; 0; VALUE([.F20]) &lt; 1) );0;1)" office:value-type="float" office:value="0" calcext:value-type="float">
            <text:p>0</text:p>
          </table:table-cell>
          <table:table-cell table:style-name="ce262"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223" office:value-type="float" office:value="12" calcext:value-type="float">
            <text:p>12</text:p>
          </table:table-cell>
          <table:table-cell table:style-name="ce2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19" office:value-type="string" calcext:value-type="string">
            <text:p>SELECT Name, MediaTypeId FROM Track</text:p>
            <text:p>WHERE MediaTypeId &gt; 2 and MediaTypeId &gt; 1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21];[.F21]); AND(EXACT([.E21];&quot;pm&quot;); VALUE([.F21]) &gt; 0; VALUE([.F2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13" calcext:value-type="float">
            <text:p>13</text:p>
          </table:table-cell>
          <table:covered-table-cell table:style-name="ce19"/>
          <table:table-cell table:style-name="ce19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22];[.F22]); AND(EXACT([.E22];&quot;pm&quot;); VALUE([.F22]) &gt; 0; VALUE([.F2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223" office:value-type="float" office:value="14" calcext:value-type="float">
            <text:p>14</text:p>
          </table:table-cell>
          <table:table-cell table:style-name="ce2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1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23];[.F23]); AND(EXACT([.E23];&quot;pm&quot;); VALUE([.F23]) &gt; 0; VALUE([.F2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223"/>
          <table:table-cell table:style-name="ce223" office:value-type="float" office:value="15" calcext:value-type="float">
            <text:p>15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24];[.F24]); AND(EXACT([.E24];&quot;pm&quot;); VALUE([.F24]) &gt; 0; VALUE([.F24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6" calcext:value-type="float">
            <text:p>16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25];[.F25]); AND(EXACT([.E25];&quot;pm&quot;); VALUE([.F25]) &gt; 0; VALUE([.F2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223"/>
          <table:table-cell table:style-name="ce223" office:value-type="float" office:value="17" calcext:value-type="float">
            <text:p>17</text:p>
          </table:table-cell>
          <table:covered-table-cell table:style-name="ce19"/>
          <table:table-cell table:style-name="ce19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26];[.F26]); AND(EXACT([.E26];&quot;pm&quot;); VALUE([.F26]) &gt; 0; VALUE([.F26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covered-table-cell table:style-name="ce223"/>
          <table:table-cell table:style-name="ce223" office:value-type="float" office:value="18" calcext:value-type="float">
            <text:p>18</text:p>
          </table:table-cell>
          <table:covered-table-cell table:style-name="ce19"/>
          <table:table-cell table:style-name="ce19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27];[.F27]); AND(EXACT([.E27];&quot;pm&quot;); VALUE([.F27]) &gt; 0; VALUE([.F2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distinct</text:p>
          </table:table-cell>
          <table:table-cell table:style-name="ce223" office:value-type="float" office:value="19" calcext:value-type="float">
            <text:p>19</text:p>
          </table:table-cell>
          <table:table-cell table:style-name="ce19" office:value-type="string" calcext:value-type="string">
            <text:p>SELECT DISTINCT PlaylistId FROM PlaylistTrack;</text:p>
          </table:table-cell>
          <table:table-cell table:style-name="ce19" office:value-type="string" calcext:value-type="string">
            <text:p>SELECT <text:s/>PlaylistId FROM Playlist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28];[.F28]); AND(EXACT([.E28];&quot;pm&quot;); VALUE([.F28]) &gt; 0; VALUE([.F28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223" office:value-type="float" office:value="20" calcext:value-type="float">
            <text:p>20</text:p>
          </table:table-cell>
          <table:table-cell table:style-name="ce2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19" office:value-type="string" calcext:value-type="string">
            <text:p>SELECT *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29];[.F29]); AND(EXACT([.E29];&quot;pm&quot;); VALUE([.F29]) &gt; 0; VALUE([.F29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21" calcext:value-type="float">
            <text:p>21</text:p>
          </table:table-cell>
          <table:covered-table-cell table:style-name="ce19"/>
          <table:table-cell table:style-name="ce19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</text:p>
          </table:table-cell>
          <table:table-cell table:style-name="ce326" table:formula="of:=IF(OR(EXACT([.E30];[.F30]); AND(EXACT([.E30];&quot;pm&quot;); VALUE([.F30]) &gt; 0; VALUE([.F30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22" calcext:value-type="float">
            <text:p>22</text:p>
          </table:table-cell>
          <table:table-cell table:style-name="ce19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19" office:value-type="string" calcext:value-type="string">
            <text:p>SELECT Email FROM Employee</text:p>
            <text:p>WHERE City = 'Calgary'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1];[.F31]); AND(EXACT([.E31];&quot;pm&quot;); VALUE([.F31]) &gt; 0; VALUE([.F31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223" office:value-type="float" office:value="23" calcext:value-type="float">
            <text:p>23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19" office:value-type="string" calcext:value-type="string">
            <text:p>SELECT LastName, FirstName, City FROM Employee</text:p>
            <text:p>WHERE City = 'Edmonton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2];[.F32]); AND(EXACT([.E32];&quot;pm&quot;); VALUE([.F32]) &gt; 0; VALUE([.F3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24" calcext:value-type="float">
            <text:p>24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3];[.F33]); AND(EXACT([.E33];&quot;pm&quot;); VALUE([.F33]) &gt; 0; VALUE([.F3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223" office:value-type="float" office:value="25" calcext:value-type="float">
            <text:p>25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19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326" table:formula="of:=IF(OR(EXACT([.E34];[.F34]); AND(EXACT([.E34];&quot;pm&quot;); VALUE([.F34]) &gt; 0; VALUE([.F34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26" calcext:value-type="float">
            <text:p>26</text:p>
          </table:table-cell>
          <table:covered-table-cell table:style-name="ce19"/>
          <table:table-cell table:style-name="ce19" office:value-type="string" calcext:value-type="string">
            <text:p>SELECT LastName, FirstName, City FROM Employee</text:p>
            <text:p>WHERE NOT City = 'Edmonton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5];[.F35]); AND(EXACT([.E35];&quot;pm&quot;); VALUE([.F35]) &gt; 0; VALUE([.F35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223" office:value-type="float" office:value="27" calcext:value-type="float">
            <text:p>27</text:p>
          </table:table-cell>
          <table:table-cell table:style-name="ce2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19" office:value-type="string" calcext:value-type="string">
            <text:p>SELECT LastName, FirstName, City FROM Employee</text:p>
            <text:p>LIMIT 4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6];[.F36]); AND(EXACT([.E36];&quot;pm&quot;); VALUE([.F36]) &gt; 0; VALUE([.F3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28" calcext:value-type="float">
            <text:p>28</text:p>
          </table:table-cell>
          <table:covered-table-cell table:style-name="ce19"/>
          <table:table-cell table:style-name="ce19" office:value-type="string" calcext:value-type="string">
            <text:p>SELECT LastName, FirstName, City FROM Employe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37];[.F37]); AND(EXACT([.E37];&quot;pm&quot;); VALUE([.F37]) &gt; 0; VALUE([.F3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223" office:value-type="float" office:value="29" calcext:value-type="float">
            <text:p>29</text:p>
          </table:table-cell>
          <table:table-cell table:style-name="ce20" office:value-type="string" calcext:value-type="string" table:number-columns-spanned="1" table:number-rows-spanned="2">
            <text:p>SELECT MIN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44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326" table:formula="of:=IF(OR(EXACT([.E38];[.F38]); AND(EXACT([.E38];&quot;pm&quot;); VALUE([.F38]) &gt; 0; VALUE([.F38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0" calcext:value-type="float">
            <text:p>30</text:p>
          </table:table-cell>
          <table:covered-table-cell table:style-name="ce19"/>
          <table:table-cell table:style-name="ce19" office:value-type="string" calcext:value-type="string">
            <text:p>SELECT MAX(UnitPrice) FROM InvoiceLine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39];[.F39]); AND(EXACT([.E39];&quot;pm&quot;); VALUE([.F39]) &gt; 0; VALUE([.F3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1" calcext:value-type="float">
            <text:p>31</text:p>
          </table:table-cell>
          <table:table-cell table:style-name="ce19" office:value-type="string" calcext:value-type="string">
            <text:p>SELECT MAX(UnitPrice) FROM InvoiceLine;</text:p>
          </table:table-cell>
          <table:table-cell table:style-name="ce19" office:value-type="string" calcext:value-type="string">
            <text:p>SELECT UnitPrice FROM InvoiceLine LIMIT 1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40];[.F40]); AND(EXACT([.E40];&quot;pm&quot;); VALUE([.F40]) &gt; 0; VALUE([.F4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table:style-name="ce223" office:value-type="string" calcext:value-type="string">
            <text:p>count</text:p>
          </table:table-cell>
          <table:table-cell table:style-name="ce223" office:value-type="float" office:value="32" calcext:value-type="float">
            <text:p>32</text:p>
          </table:table-cell>
          <table:table-cell table:style-name="ce19" office:value-type="string" calcext:value-type="string">
            <text:p>SELECT COUNT(UnitPrice) FROM InvoiceLine WHERE UnitPrice = 0.99;</text:p>
            <text:p/>
          </table:table-cell>
          <table:table-cell table:style-name="ce19" office:value-type="string" calcext:value-type="string">
            <text:p>SELECT UnitPrice FROM InvoiceLine WHERE UnitPrice = 0.99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41];[.F41]); AND(EXACT([.E41];&quot;pm&quot;); VALUE([.F41]) &gt; 0; VALUE([.F4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23" office:value-type="string" calcext:value-type="string">
            <text:p>avg</text:p>
          </table:table-cell>
          <table:table-cell table:style-name="ce223" office:value-type="float" office:value="33" calcext:value-type="float">
            <text:p>33</text:p>
          </table:table-cell>
          <table:table-cell table:style-name="ce19" office:value-type="string" calcext:value-type="string">
            <text:p>SELECT avg(Total) FROM Invoice;</text:p>
            <text:p/>
          </table:table-cell>
          <table:table-cell table:style-name="ce20" office:value-type="string" calcext:value-type="string" table:number-columns-spanned="1" table:number-rows-spanned="2">
            <text:p>SELECT Total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42];[.F42]); AND(EXACT([.E42];&quot;pm&quot;); VALUE([.F42]) &gt; 0; VALUE([.F42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sum</text:p>
          </table:table-cell>
          <table:table-cell table:style-name="ce223" office:value-type="float" office:value="34" calcext:value-type="float">
            <text:p>34</text:p>
          </table:table-cell>
          <table:table-cell table:style-name="ce19" office:value-type="string" calcext:value-type="string">
            <text:p>SELECT sum(Total) FROM Invoice;</text:p>
          </table:table-cell>
          <table:covered-table-cell table:style-name="ce19"/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43];[.F43]); AND(EXACT([.E43];&quot;pm&quot;); VALUE([.F43]) &gt; 0; VALUE([.F43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223" office:value-type="float" office:value="35" calcext:value-type="float">
            <text:p>35</text:p>
          </table:table-cell>
          <table:table-cell table:style-name="ce19" office:value-type="string" calcext:value-type="string">
            <text:p>SELECT ArtistId, Name FROM Artist WHERE Name LIKE '%Metal%';</text:p>
          </table:table-cell>
          <table:table-cell table:style-name="ce19" office:value-type="string" calcext:value-type="string">
            <text:p>SELECT ArtistId, Name FROM Artist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44];[.F44]); AND(EXACT([.E44];&quot;pm&quot;); VALUE([.F44]) &gt; 0; VALUE([.F4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6" calcext:value-type="float">
            <text:p>36</text:p>
          </table:table-cell>
          <table:table-cell table:style-name="ce19" office:value-type="string" calcext:value-type="string">
            <text:p>SELECT ArtistId, Name FROM Artist</text:p>
            <text:p>WHERE Name LIKE 'Sant%';</text:p>
          </table:table-cell>
          <table:table-cell table:style-name="ce19" office:value-type="string" calcext:value-type="string">
            <text:p>SELECT ArtistId, Name FROM Artist</text:p>
            <text:p>WHERE Name LIKE 'San%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45];[.F45]); AND(EXACT([.E45];&quot;pm&quot;); VALUE([.F45]) &gt; 0; VALUE([.F45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37" calcext:value-type="float">
            <text:p>37</text:p>
          </table:table-cell>
          <table:table-cell table:style-name="ce19" office:value-type="string" calcext:value-type="string">
            <text:p>SELECT ArtistId, Name FROM Artist</text:p>
            <text:p>WHERE Name LIKE 'M%o';</text:p>
            <text:p/>
          </table:table-cell>
          <table:table-cell table:style-name="ce19" office:value-type="string" calcext:value-type="string">
            <text:p>SELECT ArtistId, Name FROM Artist</text:p>
            <text:p>WHERE Name LIKE 'M%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46];[.F46]); AND(EXACT([.E46];&quot;pm&quot;); VALUE([.F46]) &gt; 0; VALUE([.F4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38" calcext:value-type="float">
            <text:p>38</text:p>
          </table:table-cell>
          <table:table-cell table:style-name="ce19" office:value-type="string" calcext:value-type="string">
            <text:p>SELECT ArtistId, Name FROM Artist</text:p>
            <text:p>WHERE Name LIKE '_ %';</text:p>
          </table:table-cell>
          <table:table-cell table:style-name="ce19" office:value-type="string" calcext:value-type="string">
            <text:p>SELECT ArtistId, Name FROM Artist</text:p>
            <text:p>WHERE Name LIKE '_%'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47];[.F47]); AND(EXACT([.E47];&quot;pm&quot;); VALUE([.F47]) &gt; 0; VALUE([.F47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223" office:value-type="float" office:value="39" calcext:value-type="float">
            <text:p>39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48];[.F48]); AND(EXACT([.E48];&quot;pm&quot;); VALUE([.F48]) &gt; 0; VALUE([.F48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23"/>
          <table:table-cell table:style-name="ce223" office:value-type="float" office:value="40" calcext:value-type="float">
            <text:p>40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49];[.F49]); AND(EXACT([.E49];&quot;pm&quot;); VALUE([.F49]) &gt; 0; VALUE([.F4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223" office:value-type="float" office:value="41" calcext:value-type="float">
            <text:p>41</text:p>
          </table:table-cell>
          <table:table-cell table:style-name="ce2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19" office:value-type="string" calcext:value-type="string">
            <text:p>SELECT InvoiceId, InvoiceDate, BillingCountry FROM Invoice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0];[.F50]); AND(EXACT([.E50];&quot;pm&quot;); VALUE([.F50]) &gt; 0; VALUE([.F50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223"/>
          <table:table-cell table:style-name="ce223" office:value-type="float" office:value="42" calcext:value-type="float">
            <text:p>42</text:p>
          </table:table-cell>
          <table:covered-table-cell table:style-name="ce19"/>
          <table:table-cell table:style-name="ce19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1];[.F51]); AND(EXACT([.E51];&quot;pm&quot;); VALUE([.F51]) &gt; 0; VALUE([.F51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223"/>
          <table:table-cell table:style-name="ce223" office:value-type="float" office:value="43" calcext:value-type="float">
            <text:p>43</text:p>
          </table:table-cell>
          <table:table-cell table:style-name="ce19" office:value-type="string" calcext:value-type="string">
            <text:p>SELECT InvoiceId, CustomerId FROM Invoice</text:p>
            <text:p>WHERE InvoiceId between 50 AND 100;</text:p>
          </table:table-cell>
          <table:table-cell table:style-name="ce19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2];[.F52]); AND(EXACT([.E52];&quot;pm&quot;); VALUE([.F52]) &gt; 0; VALUE([.F52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column alias</text:p>
          </table:table-cell>
          <table:table-cell table:style-name="ce223" office:value-type="float" office:value="44" calcext:value-type="float">
            <text:p>44</text:p>
          </table:table-cell>
          <table:table-cell table:style-name="ce19" office:value-type="string" calcext:value-type="string">
            <text:p>SELECT Name AS Genres FROM Genre;</text:p>
          </table:table-cell>
          <table:table-cell table:style-name="ce19" office:value-type="string" calcext:value-type="string">
            <text:p>SELECT Name AS Genre FROM Genre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53];[.F53]); AND(EXACT([.E53];&quot;pm&quot;); VALUE([.F53]) &gt; 0; VALUE([.F53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223" office:value-type="float" office:value="45" calcext:value-type="float">
            <text:p>45</text:p>
          </table:table-cell>
          <table:table-cell table:style-name="ce2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9" office:value-type="string" calcext:value-type="string">
            <text:p>SELECT City FROM Customer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4];[.F54]); AND(EXACT([.E54];&quot;pm&quot;); VALUE([.F54]) &gt; 0; VALUE([.F5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271"/>
          <table:table-cell table:style-name="ce271" office:value-type="float" office:value="46" calcext:value-type="float">
            <text:p>46</text:p>
          </table:table-cell>
          <table:covered-table-cell table:style-name="ce63"/>
          <table:table-cell table:style-name="ce63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63" office:value-type="string" calcext:value-type="string">
            <text:p>differing row contents</text:p>
          </table:table-cell>
          <table:table-cell table:style-name="ce326" table:formula="of:=IF(OR(EXACT([.E55];[.F55]); AND(EXACT([.E55];&quot;pm&quot;); VALUE([.F55]) &gt; 0; VALUE([.F55]) &lt; 1) );0;1)" office:value-type="float" office:value="1" calcext:value-type="float">
            <text:p>1</text:p>
          </table:table-cell>
          <table:table-cell table:style-name="ce232" table:number-columns-repeated="1016"/>
        </table:table-row>
        <table:table-row table:style-name="ro6">
          <table:covered-table-cell table:style-name="ce223"/>
          <table:table-cell table:style-name="ce223" office:value-type="float" office:value="47" calcext:value-type="float">
            <text:p>47</text:p>
          </table:table-cell>
          <table:table-cell table:style-name="ce19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19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6];[.F56]); AND(EXACT([.E56];&quot;pm&quot;); VALUE([.F56]) &gt; 0; VALUE([.F56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group by, having</text:p>
          </table:table-cell>
          <table:table-cell table:style-name="ce223" office:value-type="float" office:value="49" calcext:value-type="float">
            <text:p>49</text:p>
          </table:table-cell>
          <table:table-cell table:style-name="ce19"/>
          <table:table-cell table:style-name="ce324" office:value-type="string" calcext:value-type="string">
            <text:p><text:span text:style-name="T5">SELECT </text:span><text:span text:style-name="T6">InvoiceId, CustomerId, </text:span><text:span text:style-name="T7">count</text:span><text:span text:style-name="T8">(CustomerId) </text:span><text:span text:style-name="T9">FROM </text:span><text:span text:style-name="T10">Invoice</text:span><text:span text:style-name="T11">GROUP BY </text:span><text:span text:style-name="T12">InvoiceId;</text:span></text:p>
          </table:table-cell>
          <table:table-cell table:style-name="ce255" office:value-type="string" calcext:value-type="string">
            <text:p>pm</text:p>
          </table:table-cell>
          <table:table-cell table:style-name="ce271" office:value-type="float" office:value="0.7" calcext:value-type="float">
            <text:p>0,7</text:p>
          </table:table-cell>
          <table:table-cell table:style-name="ce19" office:value-type="string" calcext:value-type="string">
            <text:p>Kandidat-query falsch → mysql spez. Problem – old query (fehlerhaft mit default mysql settings): <text:span text:style-name="T13">SELECT </text:span><text:span text:style-name="T14">InvoiceId, CustomerId, </text:span><text:span text:style-name="T15">count</text:span><text:span text:style-name="T16">(CustomerId) </text:span><text:span text:style-name="T17">FROM </text:span><text:span text:style-name="T18">Invoice;</text:span></text:p>
          </table:table-cell>
          <table:table-cell table:style-name="ce326" table:formula="of:=IF(OR(EXACT([.E57];[.F57]); AND(EXACT([.E57];&quot;pm&quot;); VALUE([.F57]) &gt; 0; VALUE([.F57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223"/>
          <table:table-cell table:style-name="ce223" office:value-type="float" office:value="50" calcext:value-type="float">
            <text:p>50</text:p>
          </table:table-cell>
          <table:table-cell table:style-name="ce2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19" office:value-type="string" calcext:value-type="string">
            <text:p>SELECT CustomerId, count(CustomerId) FROM Invoice</text:p>
            <text:p>group by CustomerId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/>
          <table:table-cell table:style-name="ce326" table:formula="of:=IF(OR(EXACT([.E58];[.F58]); AND(EXACT([.E58];&quot;pm&quot;); VALUE([.F58]) &gt; 0; VALUE([.F58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223"/>
          <table:table-cell table:style-name="ce223" office:value-type="float" office:value="51" calcext:value-type="float">
            <text:p>51</text:p>
          </table:table-cell>
          <table:covered-table-cell table:style-name="ce19"/>
          <table:table-cell table:style-name="ce19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59];[.F59]); AND(EXACT([.E59];&quot;pm&quot;); VALUE([.F59]) &gt; 0; VALUE([.F59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223" office:value-type="float" office:value="52" calcext:value-type="float">
            <text:p>52</text:p>
          </table:table-cell>
          <table:table-cell table:style-name="ce2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19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255" office:value-type="string" calcext:value-type="string">
            <text:p>pm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60];[.F60]); AND(EXACT([.E60];&quot;pm&quot;); VALUE([.F60]) &gt; 0; VALUE([.F60]) &lt; 1) 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223"/>
          <table:table-cell table:style-name="ce223" office:value-type="float" office:value="53" calcext:value-type="float">
            <text:p>53</text:p>
          </table:table-cell>
          <table:covered-table-cell table:style-name="ce19"/>
          <table:table-cell table:style-name="ce19" office:value-type="string" calcext:value-type="string">
            <text:p>SELECT TrackID, Name, GenreID </text:p>
            <text:p>FROM Track;</text:p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differing row contents</text:p>
          </table:table-cell>
          <table:table-cell table:style-name="ce326" table:formula="of:=IF(OR(EXACT([.E61];[.F61]); AND(EXACT([.E61];&quot;pm&quot;); VALUE([.F61]) &gt; 0; VALUE([.F61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258"/>
          <table:table-cell table:style-name="ce258" office:value-type="float" office:value="54" calcext:value-type="float">
            <text:p>54</text:p>
          </table:table-cell>
          <table:covered-table-cell table:style-name="ce254"/>
          <table:table-cell table:style-name="ce254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255" office:value-type="float" office:value="1" calcext:value-type="float">
            <text:p>1</text:p>
          </table:table-cell>
          <table:table-cell table:style-name="ce258" office:value-type="float" office:value="0.7" calcext:value-type="float">
            <text:p>0,7</text:p>
          </table:table-cell>
          <table:table-cell table:style-name="ce254"/>
          <table:table-cell table:style-name="ce327" table:formula="of:=IF(OR(EXACT([.E62];[.F62]); AND(EXACT([.E62];&quot;pm&quot;); VALUE([.F62]) &gt; 0; VALUE([.F62]) &lt; 1) );0;1)" office:value-type="float" office:value="1" calcext:value-type="float">
            <text:p>1</text:p>
          </table:table-cell>
          <table:table-cell table:style-name="ce267" table:number-columns-repeated="1016"/>
        </table:table-row>
        <table:table-row table:style-name="ro10">
          <table:table-cell table:style-name="ce247" office:value-type="string" calcext:value-type="string" table:number-columns-spanned="1" table:number-rows-spanned="3">
            <text:p>Inner, left, self join</text:p>
          </table:table-cell>
          <table:table-cell table:style-name="ce247" office:value-type="float" office:value="55" calcext:value-type="float">
            <text:p>55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79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255" office:value-type="float" office:value="1" calcext:value-type="float">
            <text:p>1</text:p>
          </table:table-cell>
          <table:table-cell table:style-name="ce281" office:value-type="float" office:value="1" calcext:value-type="float">
            <text:p>1</text:p>
          </table:table-cell>
          <table:table-cell table:style-name="ce279"/>
          <table:table-cell table:style-name="ce326" table:formula="of:=IF(OR(EXACT([.E63];[.F63]); AND(EXACT([.E63];&quot;pm&quot;); VALUE([.F63]) &gt; 0; VALUE([.F63]) &lt; 1) );0;1)" office:value-type="float" office:value="0" calcext:value-type="float">
            <text:p>0</text:p>
          </table:table-cell>
          <table:table-cell table:style-name="ce263" table:number-columns-repeated="1016"/>
        </table:table-row>
        <table:table-row table:style-name="ro9">
          <table:covered-table-cell table:style-name="ce223"/>
          <table:table-cell table:style-name="ce4" office:value-type="float" office:value="56" calcext:value-type="float">
            <text:p>56</text:p>
          </table:table-cell>
          <table:table-cell table:style-name="ce19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19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64];[.F64]); AND(EXACT([.E64];&quot;pm&quot;); VALUE([.F64]) &gt; 0; VALUE([.F64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covered-table-cell table:style-name="ce223"/>
          <table:table-cell table:style-name="ce4" office:value-type="float" office:value="57" calcext:value-type="float">
            <text:p>57</text:p>
          </table:table-cell>
          <table:table-cell table:style-name="ce19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19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255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style-name="ce19"/>
          <table:table-cell table:style-name="ce326" table:formula="of:=IF(OR(EXACT([.E65];[.F65]); AND(EXACT([.E65];&quot;pm&quot;); VALUE([.F65]) &gt; 0; VALUE([.F65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19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1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25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9" office:value-type="string" calcext:value-type="string">
            <text:p>WrongNumColumnsError [-0]: More or fewer columns included.</text:p>
          </table:table-cell>
          <table:table-cell table:style-name="ce326" table:formula="of:=IF(OR(EXACT([.E66];[.F66]); AND(EXACT([.E66];&quot;pm&quot;); VALUE([.F66]) &gt; 0; VALUE([.F66]) &lt; 1) 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219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56"/>
          <table:table-cell/>
          <table:table-cell table:style-name="ce259" office:value-type="string" calcext:value-type="string">
            <text:p>Expected != actual: </text:p>
          </table:table-cell>
          <table:table-cell table:formula="of:=SUM([.H10:.H66])" office:value-type="float" office:value="28" calcext:value-type="float">
            <text:p>28</text:p>
          </table:table-cell>
          <table:table-cell table:style-name="ce219" table:formula="of:=ROUND([.H68]/(COUNTIF([.E10:.E66];&quot;&lt;&gt;''&quot;));3)*100" office:value-type="float" office:value="49.1" calcext:value-type="float">
            <text:p>49,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59" office:value-type="string" calcext:value-type="string">
            <text:p>error</text:p>
          </table:table-cell>
          <table:table-cell table:formula="of:=COUNTIF([.F10:.F66];&quot;error&quot;)" office:value-type="float" office:value="0" calcext:value-type="float">
            <text:p>0</text:p>
          </table:table-cell>
          <table:table-cell table:style-name="ce219" table:formula="of:=ROUND([.H69]/(COUNTIF([.E10:.E66];&quot;&lt;&gt;''&quot;));3)*10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0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" svg:font-family="'Noto Sans'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10:27:15.2742509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20-03-18T10:32:30.435014366</dc:date>
    <meta:editing-duration>PT18H20M18S</meta:editing-duration>
    <meta:editing-cycles>50</meta:editing-cycles>
    <meta:document-statistic meta:table-count="7" meta:cell-count="2885" meta:object-count="0"/>
  </office:meta>
</office:document-meta>
</file>